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6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Gamma:</text:p>
          </table:table-cell>
          <table:table-cell table:style-name="ce4" office:value-type="float" office:value="2.2" calcext:value-type="float">
            <text:p>2,2</text:p>
          </table:table-cell>
          <table:table-cell office:value-type="string" calcext:value-type="string">
            <text:p>Auflösung (Bit)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:</text:p>
          </table:table-cell>
          <table:table-cell table:formula="of:=2^([.$F$1])-1" office:value-type="float" office:value="65535" calcext:value-type="float">
            <text:p>655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MX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Output %</text:p>
          </table:table-cell>
          <table:table-cell table:style-name="ce1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table:formula="of:=[.A4]*(1/255)" office:value-type="float" office:value="0" calcext:value-type="float">
            <text:p>0,000000</text:p>
          </table:table-cell>
          <table:table-cell table:style-name="ce3" table:formula="of:=[.$B4]^([.$D$1])" office:value-type="float" office:value="0" calcext:value-type="float">
            <text:p>0,000000</text:p>
          </table:table-cell>
          <table:table-cell table:style-name="ce5" table:formula="of:=[.$C4]*[.$H$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5]*(1/255)" office:value-type="float" office:value="0.00392156862745098" calcext:value-type="float">
            <text:p>0,003922</text:p>
          </table:table-cell>
          <table:table-cell table:style-name="ce3" table:formula="of:=[.$B5]^([.$D$1])" office:value-type="float" office:value="0.00000507705190066176" calcext:value-type="float">
            <text:p>0,000005</text:p>
          </table:table-cell>
          <table:table-cell table:style-name="ce5" table:formula="of:=[.$C5]*[.$H$1]" office:value-type="float" office:value="0.332724596309868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A6]*(1/255)" office:value-type="float" office:value="0.00784313725490196" calcext:value-type="float">
            <text:p>0,007843</text:p>
          </table:table-cell>
          <table:table-cell table:style-name="ce3" table:formula="of:=[.$B6]^([.$D$1])" office:value-type="float" office:value="0.0000233280046660989" calcext:value-type="float">
            <text:p>0,000023</text:p>
          </table:table-cell>
          <table:table-cell table:style-name="ce5" table:formula="of:=[.$C6]*[.$H$1]" office:value-type="float" office:value="1.52880078579279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A7]*(1/255)" office:value-type="float" office:value="0.0117647058823529" calcext:value-type="float">
            <text:p>0,011765</text:p>
          </table:table-cell>
          <table:table-cell table:style-name="ce3" table:formula="of:=[.$B7]^([.$D$1])" office:value-type="float" office:value="0.0000569217657121931" calcext:value-type="float">
            <text:p>0,000057</text:p>
          </table:table-cell>
          <table:table-cell table:style-name="ce5" table:formula="of:=[.$C7]*[.$H$1]" office:value-type="float" office:value="3.73036791594857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A8]*(1/255)" office:value-type="float" office:value="0.0156862745098039" calcext:value-type="float">
            <text:p>0,015686</text:p>
          </table:table-cell>
          <table:table-cell table:style-name="ce3" table:formula="of:=[.$B8]^([.$D$1])" office:value-type="float" office:value="0.000107187362341244" calcext:value-type="float">
            <text:p>0,000107</text:p>
          </table:table-cell>
          <table:table-cell table:style-name="ce5" table:formula="of:=[.$C8]*[.$H$1]" office:value-type="float" office:value="7.02452379103343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A9]*(1/255)" office:value-type="float" office:value="0.0196078431372549" calcext:value-type="float">
            <text:p>0,019608</text:p>
          </table:table-cell>
          <table:table-cell table:style-name="ce3" table:formula="of:=[.$B9]^([.$D$1])" office:value-type="float" office:value="0.000175123977503027" calcext:value-type="float">
            <text:p>0,000175</text:p>
          </table:table-cell>
          <table:table-cell table:style-name="ce5" table:formula="of:=[.$C9]*[.$H$1]" office:value-type="float" office:value="11.4767498656609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A10]*(1/255)" office:value-type="float" office:value="0.0235294117647059" calcext:value-type="float">
            <text:p>0,023529</text:p>
          </table:table-cell>
          <table:table-cell table:style-name="ce3" table:formula="of:=[.$B10]^([.$D$1])" office:value-type="float" office:value="0.000261543754548491" calcext:value-type="float">
            <text:p>0,000262</text:p>
          </table:table-cell>
          <table:table-cell table:style-name="ce5" table:formula="of:=[.$C10]*[.$H$1]" office:value-type="float" office:value="17.1402699543354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A11]*(1/255)" office:value-type="float" office:value="0.0274509803921569" calcext:value-type="float">
            <text:p>0,027451</text:p>
          </table:table-cell>
          <table:table-cell table:style-name="ce3" table:formula="of:=[.$B11]^([.$D$1])" office:value-type="float" office:value="0.000367136269815943" calcext:value-type="float">
            <text:p>0,000367</text:p>
          </table:table-cell>
          <table:table-cell table:style-name="ce5" table:formula="of:=[.$C11]*[.$H$1]" office:value-type="float" office:value="24.0602754423878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A12]*(1/255)" office:value-type="float" office:value="0.0313725490196078" calcext:value-type="float">
            <text:p>0,031373</text:p>
          </table:table-cell>
          <table:table-cell table:style-name="ce3" table:formula="of:=[.$B12]^([.$D$1])" office:value-type="float" office:value="0.000492503787191433" calcext:value-type="float">
            <text:p>0,000493</text:p>
          </table:table-cell>
          <table:table-cell table:style-name="ce5" table:formula="of:=[.$C12]*[.$H$1]" office:value-type="float" office:value="32.2762356935905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[.A13]*(1/255)" office:value-type="float" office:value="0.0352941176470588" calcext:value-type="float">
            <text:p>0,035294</text:p>
          </table:table-cell>
          <table:table-cell table:style-name="ce3" table:formula="of:=[.$B13]^([.$D$1])" office:value-type="float" office:value="0.000638182842167022" calcext:value-type="float">
            <text:p>0,000638</text:p>
          </table:table-cell>
          <table:table-cell table:style-name="ce5" table:formula="of:=[.$C13]*[.$H$1]" office:value-type="float" office:value="41.8233125614158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[.A14]*(1/255)" office:value-type="float" office:value="0.0392156862745098" calcext:value-type="float">
            <text:p>0,039216</text:p>
          </table:table-cell>
          <table:table-cell table:style-name="ce3" table:formula="of:=[.$B14]^([.$D$1])" office:value-type="float" office:value="0.000804658499513058" calcext:value-type="float">
            <text:p>0,000805</text:p>
          </table:table-cell>
          <table:table-cell table:style-name="ce5" table:formula="of:=[.$C14]*[.$H$1]" office:value-type="float" office:value="52.733294765588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[.A15]*(1/255)" office:value-type="float" office:value="0.0431372549019608" calcext:value-type="float">
            <text:p>0,043137</text:p>
          </table:table-cell>
          <table:table-cell table:style-name="ce3" table:formula="of:=[.$B15]^([.$D$1])" office:value-type="float" office:value="0.000992374304074325" calcext:value-type="float">
            <text:p>0,000992</text:p>
          </table:table-cell>
          <table:table-cell table:style-name="ce5" table:formula="of:=[.$C15]*[.$H$1]" office:value-type="float" office:value="65.0352500175109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[.A16]*(1/255)" office:value-type="float" office:value="0.0470588235294118" calcext:value-type="float">
            <text:p>0,047059</text:p>
          </table:table-cell>
          <table:table-cell table:style-name="ce3" table:formula="of:=[.$B16]^([.$D$1])" office:value-type="float" office:value="0.0012017395224384" calcext:value-type="float">
            <text:p>0,001202</text:p>
          </table:table-cell>
          <table:table-cell table:style-name="ce5" table:formula="of:=[.$C16]*[.$H$1]" office:value-type="float" office:value="78.7559996030006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[.A17]*(1/255)" office:value-type="float" office:value="0.0509803921568627" calcext:value-type="float">
            <text:p>0,050980</text:p>
          </table:table-cell>
          <table:table-cell table:style-name="ce3" table:formula="of:=[.$B17]^([.$D$1])" office:value-type="float" office:value="0.00143313458967186" calcext:value-type="float">
            <text:p>0,001433</text:p>
          </table:table-cell>
          <table:table-cell table:style-name="ce5" table:formula="of:=[.$C17]*[.$H$1]" office:value-type="float" office:value="93.9204753341456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[.A18]*(1/255)" office:value-type="float" office:value="0.0549019607843137" calcext:value-type="float">
            <text:p>0,054902</text:p>
          </table:table-cell>
          <table:table-cell table:style-name="ce3" table:formula="of:=[.$B18]^([.$D$1])" office:value-type="float" office:value="0.00168691531678928" calcext:value-type="float">
            <text:p>0,001687</text:p>
          </table:table-cell>
          <table:table-cell table:style-name="ce5" table:formula="of:=[.$C18]*[.$H$1]" office:value-type="float" office:value="110.551995285786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[.A19]*(1/255)" office:value-type="float" office:value="0.0588235294117647" calcext:value-type="float">
            <text:p>0,058824</text:p>
          </table:table-cell>
          <table:table-cell table:style-name="ce3" table:formula="of:=[.$B19]^([.$D$1])" office:value-type="float" office:value="0.00196341621339647" calcext:value-type="float">
            <text:p>0,001963</text:p>
          </table:table-cell>
          <table:table-cell table:style-name="ce5" table:formula="of:=[.$C19]*[.$H$1]" office:value-type="float" office:value="128.672481544938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[.A20]*(1/255)" office:value-type="float" office:value="0.0627450980392157" calcext:value-type="float">
            <text:p>0,062745</text:p>
          </table:table-cell>
          <table:table-cell table:style-name="ce3" table:formula="of:=[.$B20]^([.$D$1])" office:value-type="float" office:value="0.00226295316070643" calcext:value-type="float">
            <text:p>0,002263</text:p>
          </table:table-cell>
          <table:table-cell table:style-name="ce5" table:formula="of:=[.$C20]*[.$H$1]" office:value-type="float" office:value="148.302635386896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[.A21]*(1/255)" office:value-type="float" office:value="0.0666666666666667" calcext:value-type="float">
            <text:p>0,066667</text:p>
          </table:table-cell>
          <table:table-cell table:style-name="ce3" table:formula="of:=[.$B21]^([.$D$1])" office:value-type="float" office:value="0.00258582559623417" calcext:value-type="float">
            <text:p>0,002586</text:p>
          </table:table-cell>
          <table:table-cell table:style-name="ce5" table:formula="of:=[.$C21]*[.$H$1]" office:value-type="float" office:value="169.462080449206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[.A22]*(1/255)" office:value-type="float" office:value="0.0705882352941176" calcext:value-type="float">
            <text:p>0,070588</text:p>
          </table:table-cell>
          <table:table-cell table:style-name="ce3" table:formula="of:=[.$B22]^([.$D$1])" office:value-type="float" office:value="0.00293231832393836" calcext:value-type="float">
            <text:p>0,002932</text:p>
          </table:table-cell>
          <table:table-cell table:style-name="ce5" table:formula="of:=[.$C22]*[.$H$1]" office:value-type="float" office:value="192.169481359301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[.A23]*(1/255)" office:value-type="float" office:value="0.0745098039215686" calcext:value-type="float">
            <text:p>0,074510</text:p>
          </table:table-cell>
          <table:table-cell table:style-name="ce3" table:formula="of:=[.$B23]^([.$D$1])" office:value-type="float" office:value="0.00330270303200364" calcext:value-type="float">
            <text:p>0,003303</text:p>
          </table:table-cell>
          <table:table-cell table:style-name="ce5" table:formula="of:=[.$C23]*[.$H$1]" office:value-type="float" office:value="216.442643202358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[.A24]*(1/255)" office:value-type="float" office:value="0.0784313725490196" calcext:value-type="float">
            <text:p>0,078431</text:p>
          </table:table-cell>
          <table:table-cell table:style-name="ce3" table:formula="of:=[.$B24]^([.$D$1])" office:value-type="float" office:value="0.00369723957890013" calcext:value-type="float">
            <text:p>0,003697</text:p>
          </table:table-cell>
          <table:table-cell table:style-name="ce5" table:formula="of:=[.$C24]*[.$H$1]" office:value-type="float" office:value="242.2985958032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[.A25]*(1/255)" office:value-type="float" office:value="0.0823529411764706" calcext:value-type="float">
            <text:p>0,082353</text:p>
          </table:table-cell>
          <table:table-cell table:style-name="ce3" table:formula="of:=[.$B25]^([.$D$1])" office:value-type="float" office:value="0.00411617709328275" calcext:value-type="float">
            <text:p>0,004116</text:p>
          </table:table-cell>
          <table:table-cell table:style-name="ce5" table:formula="of:=[.$C25]*[.$H$1]" office:value-type="float" office:value="269.753665808285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[.A26]*(1/255)" office:value-type="float" office:value="0.0862745098039216" calcext:value-type="float">
            <text:p>0,086275</text:p>
          </table:table-cell>
          <table:table-cell table:style-name="ce3" table:formula="of:=[.$B26]^([.$D$1])" office:value-type="float" office:value="0.00455975492252602" calcext:value-type="float">
            <text:p>0,004560</text:p>
          </table:table-cell>
          <table:table-cell table:style-name="ce5" table:formula="of:=[.$C26]*[.$H$1]" office:value-type="float" office:value="298.823538847743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formula="of:=[.A27]*(1/255)" office:value-type="float" office:value="0.0901960784313726" calcext:value-type="float">
            <text:p>0,090196</text:p>
          </table:table-cell>
          <table:table-cell table:style-name="ce3" table:formula="of:=[.$B27]^([.$D$1])" office:value-type="float" office:value="0.00502820345685554" calcext:value-type="float">
            <text:p>0,005028</text:p>
          </table:table-cell>
          <table:table-cell table:style-name="ce5" table:formula="of:=[.$C27]*[.$H$1]" office:value-type="float" office:value="329.523313545027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formula="of:=[.A28]*(1/255)" office:value-type="float" office:value="0.0941176470588235" calcext:value-type="float">
            <text:p>0,094118</text:p>
          </table:table-cell>
          <table:table-cell table:style-name="ce3" table:formula="of:=[.$B28]^([.$D$1])" office:value-type="float" office:value="0.00552174485023966" calcext:value-type="float">
            <text:p>0,005522</text:p>
          </table:table-cell>
          <table:table-cell table:style-name="ce5" table:formula="of:=[.$C28]*[.$H$1]" office:value-type="float" office:value="361.867548760456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[.A29]*(1/255)" office:value-type="float" office:value="0.0980392156862745" calcext:value-type="float">
            <text:p>0,098039</text:p>
          </table:table-cell>
          <table:table-cell table:style-name="ce3" table:formula="of:=[.$B29]^([.$D$1])" office:value-type="float" office:value="0.00604059365484981" calcext:value-type="float">
            <text:p>0,006041</text:p>
          </table:table-cell>
          <table:table-cell table:style-name="ce5" table:formula="of:=[.$C29]*[.$H$1]" office:value-type="float" office:value="395.870305170582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formula="of:=[.A30]*(1/255)" office:value-type="float" office:value="0.101960784313725" calcext:value-type="float">
            <text:p>0,101961</text:p>
          </table:table-cell>
          <table:table-cell table:style-name="ce3" table:formula="of:=[.$B30]^([.$D$1])" office:value-type="float" office:value="0.00658495738258169" calcext:value-type="float">
            <text:p>0,006585</text:p>
          </table:table-cell>
          <table:table-cell table:style-name="ce5" table:formula="of:=[.$C30]*[.$H$1]" office:value-type="float" office:value="431.545182067491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formula="of:=[.A31]*(1/255)" office:value-type="float" office:value="0.105882352941176" calcext:value-type="float">
            <text:p>0,105882</text:p>
          </table:table-cell>
          <table:table-cell table:style-name="ce3" table:formula="of:=[.$B31]^([.$D$1])" office:value-type="float" office:value="0.00715503700457303" calcext:value-type="float">
            <text:p>0,007155</text:p>
          </table:table-cell>
          <table:table-cell table:style-name="ce5" table:formula="of:=[.$C31]*[.$H$1]" office:value-type="float" office:value="468.905350094694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formula="of:=[.A32]*(1/255)" office:value-type="float" office:value="0.109803921568627" calcext:value-type="float">
            <text:p>0,109804</text:p>
          </table:table-cell>
          <table:table-cell table:style-name="ce3" table:formula="of:=[.$B32]^([.$D$1])" office:value-type="float" office:value="0.00775102739766061" calcext:value-type="float">
            <text:p>0,007751</text:p>
          </table:table-cell>
          <table:table-cell table:style-name="ce5" table:formula="of:=[.$C32]*[.$H$1]" office:value-type="float" office:value="507.96358050568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formula="of:=[.A33]*(1/255)" office:value-type="float" office:value="0.113725490196078" calcext:value-type="float">
            <text:p>0,113725</text:p>
          </table:table-cell>
          <table:table-cell table:style-name="ce3" table:formula="of:=[.$B33]^([.$D$1])" office:value-type="float" office:value="0.00837311774514858" calcext:value-type="float">
            <text:p>0,008373</text:p>
          </table:table-cell>
          <table:table-cell table:style-name="ce5" table:formula="of:=[.$C33]*[.$H$1]" office:value-type="float" office:value="548.732271428312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formula="of:=[.A34]*(1/255)" office:value-type="float" office:value="0.117647058823529" calcext:value-type="float">
            <text:p>0,117647</text:p>
          </table:table-cell>
          <table:table-cell table:style-name="ce3" table:formula="of:=[.$B34]^([.$D$1])" office:value-type="float" office:value="0.00902149189801213" calcext:value-type="float">
            <text:p>0,009021</text:p>
          </table:table-cell>
          <table:table-cell table:style-name="ce5" table:formula="of:=[.$C34]*[.$H$1]" office:value-type="float" office:value="591.223471536225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table:formula="of:=[.A35]*(1/255)" office:value-type="float" office:value="0.12156862745098" calcext:value-type="float">
            <text:p>0,121569</text:p>
          </table:table-cell>
          <table:table-cell table:style-name="ce3" table:formula="of:=[.$B35]^([.$D$1])" office:value-type="float" office:value="0.00969632870165823" calcext:value-type="float">
            <text:p>0,009696</text:p>
          </table:table-cell>
          <table:table-cell table:style-name="ce5" table:formula="of:=[.$C35]*[.$H$1]" office:value-type="float" office:value="635.448901463172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formula="of:=[.A36]*(1/255)" office:value-type="float" office:value="0.125490196078431" calcext:value-type="float">
            <text:p>0,125490</text:p>
          </table:table-cell>
          <table:table-cell table:style-name="ce3" table:formula="of:=[.$B36]^([.$D$1])" office:value-type="float" office:value="0.0103978022925553" calcext:value-type="float">
            <text:p>0,010398</text:p>
          </table:table-cell>
          <table:table-cell table:style-name="ce5" table:formula="of:=[.$C36]*[.$H$1]" office:value-type="float" office:value="681.41997324261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table:formula="of:=[.A37]*(1/255)" office:value-type="float" office:value="0.129411764705882" calcext:value-type="float">
            <text:p>0,129412</text:p>
          </table:table-cell>
          <table:table-cell table:style-name="ce3" table:formula="of:=[.$B37]^([.$D$1])" office:value-type="float" office:value="0.0111260823683832" calcext:value-type="float">
            <text:p>0,011126</text:p>
          </table:table-cell>
          <table:table-cell table:style-name="ce5" table:formula="of:=[.$C37]*[.$H$1]" office:value-type="float" office:value="729.147808011996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table:formula="of:=[.A38]*(1/255)" office:value-type="float" office:value="0.133333333333333" calcext:value-type="float">
            <text:p>0,133333</text:p>
          </table:table-cell>
          <table:table-cell table:style-name="ce3" table:formula="of:=[.$B38]^([.$D$1])" office:value-type="float" office:value="0.0118813344348137" calcext:value-type="float">
            <text:p>0,011881</text:p>
          </table:table-cell>
          <table:table-cell table:style-name="ce5" table:formula="of:=[.$C38]*[.$H$1]" office:value-type="float" office:value="778.643252185514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formula="of:=[.A39]*(1/255)" office:value-type="float" office:value="0.137254901960784" calcext:value-type="float">
            <text:p>0,137255</text:p>
          </table:table-cell>
          <table:table-cell table:style-name="ce3" table:formula="of:=[.$B39]^([.$D$1])" office:value-type="float" office:value="0.0126637200315821" calcext:value-type="float">
            <text:p>0,012664</text:p>
          </table:table-cell>
          <table:table-cell table:style-name="ce5" table:formula="of:=[.$C39]*[.$H$1]" office:value-type="float" office:value="829.916892269733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formula="of:=[.A40]*(1/255)" office:value-type="float" office:value="0.141176470588235" calcext:value-type="float">
            <text:p>0,141176</text:p>
          </table:table-cell>
          <table:table-cell table:style-name="ce3" table:formula="of:=[.$B40]^([.$D$1])" office:value-type="float" office:value="0.0134733969401426" calcext:value-type="float">
            <text:p>0,013473</text:p>
          </table:table-cell>
          <table:table-cell table:style-name="ce5" table:formula="of:=[.$C40]*[.$H$1]" office:value-type="float" office:value="882.979068472248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formula="of:=[.A41]*(1/255)" office:value-type="float" office:value="0.145098039215686" calcext:value-type="float">
            <text:p>0,145098</text:p>
          </table:table-cell>
          <table:table-cell table:style-name="ce3" table:formula="of:=[.$B41]^([.$D$1])" office:value-type="float" office:value="0.0143105193748841" calcext:value-type="float">
            <text:p>0,014311</text:p>
          </table:table-cell>
          <table:table-cell table:style-name="ce5" table:formula="of:=[.$C41]*[.$H$1]" office:value-type="float" office:value="937.839887233027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formula="of:=[.A42]*(1/255)" office:value-type="float" office:value="0.149019607843137" calcext:value-type="float">
            <text:p>0,149020</text:p>
          </table:table-cell>
          <table:table-cell table:style-name="ce3" table:formula="of:=[.$B42]^([.$D$1])" office:value-type="float" office:value="0.0151752381596252" calcext:value-type="float">
            <text:p>0,015175</text:p>
          </table:table-cell>
          <table:table-cell table:style-name="ce5" table:formula="of:=[.$C42]*[.$H$1]" office:value-type="float" office:value="994.509232791037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table:formula="of:=[.A43]*(1/255)" office:value-type="float" office:value="0.152941176470588" calcext:value-type="float">
            <text:p>0,152941</text:p>
          </table:table-cell>
          <table:table-cell table:style-name="ce3" table:formula="of:=[.$B43]^([.$D$1])" office:value-type="float" office:value="0.0160677008908869" calcext:value-type="float">
            <text:p>0,016068</text:p>
          </table:table-cell>
          <table:table-cell table:style-name="ce5" table:formula="of:=[.$C43]*[.$H$1]" office:value-type="float" office:value="1052.99677788427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formula="of:=[.A44]*(1/255)" office:value-type="float" office:value="0.156862745098039" calcext:value-type="float">
            <text:p>0,156863</text:p>
          </table:table-cell>
          <table:table-cell table:style-name="ce3" table:formula="of:=[.$B44]^([.$D$1])" office:value-type="float" office:value="0.01698805208925" calcext:value-type="float">
            <text:p>0,016988</text:p>
          </table:table-cell>
          <table:table-cell table:style-name="ce5" table:formula="of:=[.$C44]*[.$H$1]" office:value-type="float" office:value="1113.311993669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table:formula="of:=[.A45]*(1/255)" office:value-type="float" office:value="0.16078431372549" calcext:value-type="float">
            <text:p>0,160784</text:p>
          </table:table-cell>
          <table:table-cell table:style-name="ce3" table:formula="of:=[.$B45]^([.$D$1])" office:value-type="float" office:value="0.0179364333399502" calcext:value-type="float">
            <text:p>0,017936</text:p>
          </table:table-cell>
          <table:table-cell table:style-name="ce5" table:formula="of:=[.$C45]*[.$H$1]" office:value-type="float" office:value="1175.46415893364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table:formula="of:=[.A46]*(1/255)" office:value-type="float" office:value="0.164705882352941" calcext:value-type="float">
            <text:p>0,164706</text:p>
          </table:table-cell>
          <table:table-cell table:style-name="ce3" table:formula="of:=[.$B46]^([.$D$1])" office:value-type="float" office:value="0.0189129834237215" calcext:value-type="float">
            <text:p>0,018913</text:p>
          </table:table-cell>
          <table:table-cell table:style-name="ce5" table:formula="of:=[.$C46]*[.$H$1]" office:value-type="float" office:value="1239.4623686735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table:formula="of:=[.A47]*(1/255)" office:value-type="float" office:value="0.168627450980392" calcext:value-type="float">
            <text:p>0,168627</text:p>
          </table:table-cell>
          <table:table-cell table:style-name="ce3" table:formula="of:=[.$B47]^([.$D$1])" office:value-type="float" office:value="0.0199178384387857" calcext:value-type="float">
            <text:p>0,019918</text:p>
          </table:table-cell>
          <table:table-cell table:style-name="ce5" table:formula="of:=[.$C47]*[.$H$1]" office:value-type="float" office:value="1305.31554208582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table:formula="of:=[.A48]*(1/255)" office:value-type="float" office:value="0.172549019607843" calcext:value-type="float">
            <text:p>0,172549</text:p>
          </table:table-cell>
          <table:table-cell table:style-name="ce3" table:formula="of:=[.$B48]^([.$D$1])" office:value-type="float" office:value="0.0209511319147811" calcext:value-type="float">
            <text:p>0,020951</text:p>
          </table:table-cell>
          <table:table-cell table:style-name="ce5" table:formula="of:=[.$C48]*[.$H$1]" office:value-type="float" office:value="1373.03243003518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table:formula="of:=[.A49]*(1/255)" office:value-type="float" office:value="0.176470588235294" calcext:value-type="float">
            <text:p>0,176471</text:p>
          </table:table-cell>
          <table:table-cell table:style-name="ce3" table:formula="of:=[.$B49]^([.$D$1])" office:value-type="float" office:value="0.0220129949193365" calcext:value-type="float">
            <text:p>0,022013</text:p>
          </table:table-cell>
          <table:table-cell table:style-name="ce5" table:formula="of:=[.$C49]*[.$H$1]" office:value-type="float" office:value="1442.62162203872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A50]*(1/255)" office:value-type="float" office:value="0.180392156862745" calcext:value-type="float">
            <text:p>0,180392</text:p>
          </table:table-cell>
          <table:table-cell table:style-name="ce3" table:formula="of:=[.$B50]^([.$D$1])" office:value-type="float" office:value="0.0231035561579214" calcext:value-type="float">
            <text:p>0,023104</text:p>
          </table:table-cell>
          <table:table-cell table:style-name="ce5" table:formula="of:=[.$C50]*[.$H$1]" office:value-type="float" office:value="1514.09155280938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table:formula="of:=[.A51]*(1/255)" office:value-type="float" office:value="0.184313725490196" calcext:value-type="float">
            <text:p>0,184314</text:p>
          </table:table-cell>
          <table:table-cell table:style-name="ce3" table:formula="of:=[.$B51]^([.$D$1])" office:value-type="float" office:value="0.0242229420675342" calcext:value-type="float">
            <text:p>0,024223</text:p>
          </table:table-cell>
          <table:table-cell table:style-name="ce5" table:formula="of:=[.$C51]*[.$H$1]" office:value-type="float" office:value="1587.45050839586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table:formula="of:=[.A52]*(1/255)" office:value-type="float" office:value="0.188235294117647" calcext:value-type="float">
            <text:p>0,188235</text:p>
          </table:table-cell>
          <table:table-cell table:style-name="ce3" table:formula="of:=[.$B52]^([.$D$1])" office:value-type="float" office:value="0.0253712769047346" calcext:value-type="float">
            <text:p>0,025371</text:p>
          </table:table-cell>
          <table:table-cell table:style-name="ce5" table:formula="of:=[.$C52]*[.$H$1]" office:value-type="float" office:value="1662.70663195178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table:formula="of:=[.A53]*(1/255)" office:value-type="float" office:value="0.192156862745098" calcext:value-type="float">
            <text:p>0,192157</text:p>
          </table:table-cell>
          <table:table-cell table:style-name="ce3" table:formula="of:=[.$B53]^([.$D$1])" office:value-type="float" office:value="0.0265486828284729" calcext:value-type="float">
            <text:p>0,026549</text:p>
          </table:table-cell>
          <table:table-cell table:style-name="ce5" table:formula="of:=[.$C53]*[.$H$1]" office:value-type="float" office:value="1739.86792916397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formula="of:=[.A54]*(1/255)" office:value-type="float" office:value="0.196078431372549" calcext:value-type="float">
            <text:p>0,196078</text:p>
          </table:table-cell>
          <table:table-cell table:style-name="ce3" table:formula="of:=[.$B54]^([.$D$1])" office:value-type="float" office:value="0.027755279978126" calcext:value-type="float">
            <text:p>0,027755</text:p>
          </table:table-cell>
          <table:table-cell table:style-name="ce5" table:formula="of:=[.$C54]*[.$H$1]" office:value-type="float" office:value="1818.9422733664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table:formula="of:=[.A55]*(1/255)" office:value-type="float" office:value="0.2" calcext:value-type="float">
            <text:p>0,200000</text:p>
          </table:table-cell>
          <table:table-cell table:style-name="ce3" table:formula="of:=[.$B55]^([.$D$1])" office:value-type="float" office:value="0.0289911865471078" calcext:value-type="float">
            <text:p>0,028991</text:p>
          </table:table-cell>
          <table:table-cell table:style-name="ce5" table:formula="of:=[.$C55]*[.$H$1]" office:value-type="float" office:value="1899.93741036471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table:formula="of:=[.A56]*(1/255)" office:value-type="float" office:value="0.203921568627451" calcext:value-type="float">
            <text:p>0,203922</text:p>
          </table:table-cell>
          <table:table-cell table:style-name="ce3" table:formula="of:=[.$B56]^([.$D$1])" office:value-type="float" office:value="0.0302565188523887" calcext:value-type="float">
            <text:p>0,030257</text:p>
          </table:table-cell>
          <table:table-cell table:style-name="ce5" table:formula="of:=[.$C56]*[.$H$1]" office:value-type="float" office:value="1982.86096299129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A57]*(1/255)" office:value-type="float" office:value="0.207843137254902" calcext:value-type="float">
            <text:p>0,207843</text:p>
          </table:table-cell>
          <table:table-cell table:style-name="ce3" table:formula="of:=[.$B57]^([.$D$1])" office:value-type="float" office:value="0.0315513914002264" calcext:value-type="float">
            <text:p>0,031551</text:p>
          </table:table-cell>
          <table:table-cell table:style-name="ce5" table:formula="of:=[.$C57]*[.$H$1]" office:value-type="float" office:value="2067.72043541384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table:formula="of:=[.A58]*(1/255)" office:value-type="float" office:value="0.211764705882353" calcext:value-type="float">
            <text:p>0,211765</text:p>
          </table:table-cell>
          <table:table-cell table:style-name="ce3" table:formula="of:=[.$B58]^([.$D$1])" office:value-type="float" office:value="0.0328759169483838" calcext:value-type="float">
            <text:p>0,032876</text:p>
          </table:table-cell>
          <table:table-cell table:style-name="ce5" table:formula="of:=[.$C58]*[.$H$1]" office:value-type="float" office:value="2154.52321721233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table:formula="of:=[.A59]*(1/255)" office:value-type="float" office:value="0.215686274509804" calcext:value-type="float">
            <text:p>0,215686</text:p>
          </table:table-cell>
          <table:table-cell table:style-name="ce3" table:formula="of:=[.$B59]^([.$D$1])" office:value-type="float" office:value="0.0342302065650819" calcext:value-type="float">
            <text:p>0,034230</text:p>
          </table:table-cell>
          <table:table-cell table:style-name="ce5" table:formula="of:=[.$C59]*[.$H$1]" office:value-type="float" office:value="2243.27658724265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table:formula="of:=[.A60]*(1/255)" office:value-type="float" office:value="0.219607843137255" calcext:value-type="float">
            <text:p>0,219608</text:p>
          </table:table-cell>
          <table:table-cell table:style-name="ce3" table:formula="of:=[.$B60]^([.$D$1])" office:value-type="float" office:value="0.0356143696849188" calcext:value-type="float">
            <text:p>0,035614</text:p>
          </table:table-cell>
          <table:table-cell table:style-name="ce5" table:formula="of:=[.$C60]*[.$H$1]" office:value-type="float" office:value="2333.98771730115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table:formula="of:=[.A61]*(1/255)" office:value-type="float" office:value="0.223529411764706" calcext:value-type="float">
            <text:p>0,223529</text:p>
          </table:table-cell>
          <table:table-cell table:style-name="ce3" table:formula="of:=[.$B61]^([.$D$1])" office:value-type="float" office:value="0.0370285141619602" calcext:value-type="float">
            <text:p>0,037029</text:p>
          </table:table-cell>
          <table:table-cell table:style-name="ce5" table:formula="of:=[.$C61]*[.$H$1]" office:value-type="float" office:value="2426.66367560406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table:formula="of:=[.A62]*(1/255)" office:value-type="float" office:value="0.227450980392157" calcext:value-type="float">
            <text:p>0,227451</text:p>
          </table:table-cell>
          <table:table-cell table:style-name="ce3" table:formula="of:=[.$B62]^([.$D$1])" office:value-type="float" office:value="0.0384727463201946" calcext:value-type="float">
            <text:p>0,038473</text:p>
          </table:table-cell>
          <table:table-cell table:style-name="ce5" table:formula="of:=[.$C62]*[.$H$1]" office:value-type="float" office:value="2521.31143009396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table:formula="of:=[.A63]*(1/255)" office:value-type="float" office:value="0.231372549019608" calcext:value-type="float">
            <text:p>0,231373</text:p>
          </table:table-cell>
          <table:table-cell table:style-name="ce3" table:formula="of:=[.$B63]^([.$D$1])" office:value-type="float" office:value="0.0399471710015256" calcext:value-type="float">
            <text:p>0,039947</text:p>
          </table:table-cell>
          <table:table-cell table:style-name="ce5" table:formula="of:=[.$C63]*[.$H$1]" office:value-type="float" office:value="2617.9378515849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[.A64]*(1/255)" office:value-type="float" office:value="0.235294117647059" calcext:value-type="float">
            <text:p>0,235294</text:p>
          </table:table-cell>
          <table:table-cell table:style-name="ce3" table:formula="of:=[.$B64]^([.$D$1])" office:value-type="float" office:value="0.0414518916114625" calcext:value-type="float">
            <text:p>0,041452</text:p>
          </table:table-cell>
          <table:table-cell table:style-name="ce5" table:formula="of:=[.$C64]*[.$H$1]" office:value-type="float" office:value="2716.54971675719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table:formula="of:=[.A65]*(1/255)" office:value-type="float" office:value="0.23921568627451" calcext:value-type="float">
            <text:p>0,239216</text:p>
          </table:table-cell>
          <table:table-cell table:style-name="ce3" table:formula="of:=[.$B65]^([.$D$1])" office:value-type="float" office:value="0.0429870101626571" calcext:value-type="float">
            <text:p>0,042987</text:p>
          </table:table-cell>
          <table:table-cell table:style-name="ce5" table:formula="of:=[.$C65]*[.$H$1]" office:value-type="float" office:value="2817.15371100973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table:formula="of:=[.A66]*(1/255)" office:value-type="float" office:value="0.243137254901961" calcext:value-type="float">
            <text:p>0,243137</text:p>
          </table:table-cell>
          <table:table-cell table:style-name="ce3" table:formula="of:=[.$B66]^([.$D$1])" office:value-type="float" office:value="0.0445526273164214" calcext:value-type="float">
            <text:p>0,044553</text:p>
          </table:table-cell>
          <table:table-cell table:style-name="ce5" table:formula="of:=[.$C66]*[.$H$1]" office:value-type="float" office:value="2919.75643118167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table:formula="of:=[.A67]*(1/255)" office:value-type="float" office:value="0.247058823529412" calcext:value-type="float">
            <text:p>0,247059</text:p>
          </table:table-cell>
          <table:table-cell table:style-name="ce3" table:formula="of:=[.$B67]^([.$D$1])" office:value-type="float" office:value="0.046148842422351" calcext:value-type="float">
            <text:p>0,046149</text:p>
          </table:table-cell>
          <table:table-cell table:style-name="ce5" table:formula="of:=[.$C67]*[.$H$1]" office:value-type="float" office:value="3024.36438814877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table:formula="of:=[.A68]*(1/255)" office:value-type="float" office:value="0.250980392156863" calcext:value-type="float">
            <text:p>0,250980</text:p>
          </table:table-cell>
          <table:table-cell table:style-name="ce3" table:formula="of:=[.$B68]^([.$D$1])" office:value-type="float" office:value="0.0477757535561706" calcext:value-type="float">
            <text:p>0,047776</text:p>
          </table:table-cell>
          <table:table-cell table:style-name="ce5" table:formula="of:=[.$C68]*[.$H$1]" office:value-type="float" office:value="3130.98400930364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table:formula="of:=[.A69]*(1/255)" office:value-type="float" office:value="0.254901960784314" calcext:value-type="float">
            <text:p>0,254902</text:p>
          </table:table-cell>
          <table:table-cell table:style-name="ce3" table:formula="of:=[.$B69]^([.$D$1])" office:value-type="float" office:value="0.049433457555908" calcext:value-type="float">
            <text:p>0,049433</text:p>
          </table:table-cell>
          <table:table-cell table:style-name="ce5" table:formula="of:=[.$C69]*[.$H$1]" office:value-type="float" office:value="3239.62164092643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table:formula="of:=[.A70]*(1/255)" office:value-type="float" office:value="0.258823529411765" calcext:value-type="float">
            <text:p>0,258824</text:p>
          </table:table-cell>
          <table:table-cell table:style-name="ce3" table:formula="of:=[.$B70]^([.$D$1])" office:value-type="float" office:value="0.0511220500564934" calcext:value-type="float">
            <text:p>0,051122</text:p>
          </table:table-cell>
          <table:table-cell table:style-name="ce5" table:formula="of:=[.$C70]*[.$H$1]" office:value-type="float" office:value="3350.28355045229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table:formula="of:=[.A71]*(1/255)" office:value-type="float" office:value="0.262745098039216" calcext:value-type="float">
            <text:p>0,262745</text:p>
          </table:table-cell>
          <table:table-cell table:style-name="ce3" table:formula="of:=[.$B71]^([.$D$1])" office:value-type="float" office:value="0.052841625522879" calcext:value-type="float">
            <text:p>0,052842</text:p>
          </table:table-cell>
          <table:table-cell table:style-name="ce5" table:formula="of:=[.$C71]*[.$H$1]" office:value-type="float" office:value="3462.97592864188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table:formula="of:=[.A72]*(1/255)" office:value-type="float" office:value="0.266666666666667" calcext:value-type="float">
            <text:p>0,266667</text:p>
          </table:table-cell>
          <table:table-cell table:style-name="ce3" table:formula="of:=[.$B72]^([.$D$1])" office:value-type="float" office:value="0.0545922772817603" calcext:value-type="float">
            <text:p>0,054592</text:p>
          </table:table-cell>
          <table:table-cell table:style-name="ce5" table:formula="of:=[.$C72]*[.$H$1]" office:value-type="float" office:value="3577.70489166016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table:formula="of:=[.A73]*(1/255)" office:value-type="float" office:value="0.270588235294118" calcext:value-type="float">
            <text:p>0,270588</text:p>
          </table:table-cell>
          <table:table-cell table:style-name="ce3" table:formula="of:=[.$B73]^([.$D$1])" office:value-type="float" office:value="0.0563740975519798" calcext:value-type="float">
            <text:p>0,056374</text:p>
          </table:table-cell>
          <table:table-cell table:style-name="ce5" table:formula="of:=[.$C73]*[.$H$1]" office:value-type="float" office:value="3694.47648306899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formula="of:=[.A74]*(1/255)" office:value-type="float" office:value="0.274509803921569" calcext:value-type="float">
            <text:p>0,274510</text:p>
          </table:table-cell>
          <table:table-cell table:style-name="ce3" table:formula="of:=[.$B74]^([.$D$1])" office:value-type="float" office:value="0.0581871774736854" calcext:value-type="float">
            <text:p>0,058187</text:p>
          </table:table-cell>
          <table:table-cell table:style-name="ce5" table:formula="of:=[.$C74]*[.$H$1]" office:value-type="float" office:value="3813.29667573798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table:formula="of:=[.A75]*(1/255)" office:value-type="float" office:value="0.27843137254902" calcext:value-type="float">
            <text:p>0,278431</text:p>
          </table:table-cell>
          <table:table-cell table:style-name="ce3" table:formula="of:=[.$B75]^([.$D$1])" office:value-type="float" office:value="0.0600316071363132" calcext:value-type="float">
            <text:p>0,060032</text:p>
          </table:table-cell>
          <table:table-cell table:style-name="ce5" table:formula="of:=[.$C75]*[.$H$1]" office:value-type="float" office:value="3934.17137367829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table:formula="of:=[.A76]*(1/255)" office:value-type="float" office:value="0.282352941176471" calcext:value-type="float">
            <text:p>0,282353</text:p>
          </table:table-cell>
          <table:table-cell table:style-name="ce3" table:formula="of:=[.$B76]^([.$D$1])" office:value-type="float" office:value="0.0619074756054558" calcext:value-type="float">
            <text:p>0,061907</text:p>
          </table:table-cell>
          <table:table-cell table:style-name="ce5" table:formula="of:=[.$C76]*[.$H$1]" office:value-type="float" office:value="4057.10641380354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table:formula="of:=[.A77]*(1/255)" office:value-type="float" office:value="0.286274509803922" calcext:value-type="float">
            <text:p>0,286275</text:p>
          </table:table-cell>
          <table:table-cell table:style-name="ce3" table:formula="of:=[.$B77]^([.$D$1])" office:value-type="float" office:value="0.0638148709486772" calcext:value-type="float">
            <text:p>0,063815</text:p>
          </table:table-cell>
          <table:table-cell table:style-name="ce5" table:formula="of:=[.$C77]*[.$H$1]" office:value-type="float" office:value="4182.10756762156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table:formula="of:=[.A78]*(1/255)" office:value-type="float" office:value="0.290196078431372" calcext:value-type="float">
            <text:p>0,290196</text:p>
          </table:table-cell>
          <table:table-cell table:style-name="ce3" table:formula="of:=[.$B78]^([.$D$1])" office:value-type="float" office:value="0.0657538802603301" calcext:value-type="float">
            <text:p>0,065754</text:p>
          </table:table-cell>
          <table:table-cell table:style-name="ce5" table:formula="of:=[.$C78]*[.$H$1]" office:value-type="float" office:value="4309.18054286073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table:formula="of:=[.A79]*(1/255)" office:value-type="float" office:value="0.294117647058823" calcext:value-type="float">
            <text:p>0,294118</text:p>
          </table:table-cell>
          <table:table-cell table:style-name="ce3" table:formula="of:=[.$B79]^([.$D$1])" office:value-type="float" office:value="0.0677245896854243" calcext:value-type="float">
            <text:p>0,067725</text:p>
          </table:table-cell>
          <table:table-cell table:style-name="ce5" table:formula="of:=[.$C79]*[.$H$1]" office:value-type="float" office:value="4438.3309850342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A80]*(1/255)" office:value-type="float" office:value="0.298039215686274" calcext:value-type="float">
            <text:p>0,298039</text:p>
          </table:table-cell>
          <table:table-cell table:style-name="ce3" table:formula="of:=[.$B80]^([.$D$1])" office:value-type="float" office:value="0.0697270844425988" calcext:value-type="float">
            <text:p>0,069727</text:p>
          </table:table-cell>
          <table:table-cell table:style-name="ce5" table:formula="of:=[.$C80]*[.$H$1]" office:value-type="float" office:value="4569.56447894571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table:formula="of:=[.A81]*(1/255)" office:value-type="float" office:value="0.301960784313725" calcext:value-type="float">
            <text:p>0,301961</text:p>
          </table:table-cell>
          <table:table-cell table:style-name="ce3" table:formula="of:=[.$B81]^([.$D$1])" office:value-type="float" office:value="0.0717614488462391" calcext:value-type="float">
            <text:p>0,071761</text:p>
          </table:table-cell>
          <table:table-cell table:style-name="ce5" table:formula="of:=[.$C81]*[.$H$1]" office:value-type="float" office:value="4702.88655013828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table:formula="of:=[.A82]*(1/255)" office:value-type="float" office:value="0.305882352941176" calcext:value-type="float">
            <text:p>0,305882</text:p>
          </table:table-cell>
          <table:table-cell table:style-name="ce3" table:formula="of:=[.$B82]^([.$D$1])" office:value-type="float" office:value="0.0738277663277846" calcext:value-type="float">
            <text:p>0,073828</text:p>
          </table:table-cell>
          <table:table-cell table:style-name="ce5" table:formula="of:=[.$C82]*[.$H$1]" office:value-type="float" office:value="4838.30266629136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table:formula="of:=[.A83]*(1/255)" office:value-type="float" office:value="0.309803921568627" calcext:value-type="float">
            <text:p>0,309804</text:p>
          </table:table-cell>
          <table:table-cell table:style-name="ce3" table:formula="of:=[.$B83]^([.$D$1])" office:value-type="float" office:value="0.0759261194562648" calcext:value-type="float">
            <text:p>0,075926</text:p>
          </table:table-cell>
          <table:table-cell table:style-name="ce5" table:formula="of:=[.$C83]*[.$H$1]" office:value-type="float" office:value="4975.81823856631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formula="of:=[.A84]*(1/255)" office:value-type="float" office:value="0.313725490196078" calcext:value-type="float">
            <text:p>0,313725</text:p>
          </table:table-cell>
          <table:table-cell table:style-name="ce3" table:formula="of:=[.$B84]^([.$D$1])" office:value-type="float" office:value="0.0780565899581019" calcext:value-type="float">
            <text:p>0,078057</text:p>
          </table:table-cell>
          <table:table-cell table:style-name="ce5" table:formula="of:=[.$C84]*[.$H$1]" office:value-type="float" office:value="5115.43862290421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table:formula="of:=[.A85]*(1/255)" office:value-type="float" office:value="0.317647058823529" calcext:value-type="float">
            <text:p>0,317647</text:p>
          </table:table-cell>
          <table:table-cell table:style-name="ce3" table:formula="of:=[.$B85]^([.$D$1])" office:value-type="float" office:value="0.0802192587362151" calcext:value-type="float">
            <text:p>0,080219</text:p>
          </table:table-cell>
          <table:table-cell table:style-name="ce5" table:formula="of:=[.$C85]*[.$H$1]" office:value-type="float" office:value="5257.16912127785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table:formula="of:=[.A86]*(1/255)" office:value-type="float" office:value="0.32156862745098" calcext:value-type="float">
            <text:p>0,321569</text:p>
          </table:table-cell>
          <table:table-cell table:style-name="ce3" table:formula="of:=[.$B86]^([.$D$1])" office:value-type="float" office:value="0.0824142058884592" calcext:value-type="float">
            <text:p>0,082414</text:p>
          </table:table-cell>
          <table:table-cell table:style-name="ce5" table:formula="of:=[.$C86]*[.$H$1]" office:value-type="float" office:value="5401.01498290017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table:formula="of:=[.A87]*(1/255)" office:value-type="float" office:value="0.325490196078431" calcext:value-type="float">
            <text:p>0,325490</text:p>
          </table:table-cell>
          <table:table-cell table:style-name="ce3" table:formula="of:=[.$B87]^([.$D$1])" office:value-type="float" office:value="0.0846415107254295" calcext:value-type="float">
            <text:p>0,084642</text:p>
          </table:table-cell>
          <table:table-cell table:style-name="ce5" table:formula="of:=[.$C87]*[.$H$1]" office:value-type="float" office:value="5546.98140539102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table:formula="of:=[.A88]*(1/255)" office:value-type="float" office:value="0.329411764705882" calcext:value-type="float">
            <text:p>0,329412</text:p>
          </table:table-cell>
          <table:table-cell table:style-name="ce3" table:formula="of:=[.$B88]^([.$D$1])" office:value-type="float" office:value="0.0869012517876603" calcext:value-type="float">
            <text:p>0,086901</text:p>
          </table:table-cell>
          <table:table-cell table:style-name="ce5" table:formula="of:=[.$C88]*[.$H$1]" office:value-type="float" office:value="5695.07353590432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table:formula="of:=[.A89]*(1/255)" office:value-type="float" office:value="0.333333333333333" calcext:value-type="float">
            <text:p>0,333333</text:p>
          </table:table-cell>
          <table:table-cell table:style-name="ce3" table:formula="of:=[.$B89]^([.$D$1])" office:value-type="float" office:value="0.0891935068622478" calcext:value-type="float">
            <text:p>0,089194</text:p>
          </table:table-cell>
          <table:table-cell table:style-name="ce5" table:formula="of:=[.$C89]*[.$H$1]" office:value-type="float" office:value="5845.29647221741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table:formula="of:=[.A90]*(1/255)" office:value-type="float" office:value="0.337254901960784" calcext:value-type="float">
            <text:p>0,337255</text:p>
          </table:table-cell>
          <table:table-cell table:style-name="ce3" table:formula="of:=[.$B90]^([.$D$1])" office:value-type="float" office:value="0.0915183529989195" calcext:value-type="float">
            <text:p>0,091518</text:p>
          </table:table-cell>
          <table:table-cell table:style-name="ce5" table:formula="of:=[.$C90]*[.$H$1]" office:value-type="float" office:value="5997.65526378419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table:formula="of:=[.A91]*(1/255)" office:value-type="float" office:value="0.341176470588235" calcext:value-type="float">
            <text:p>0,341176</text:p>
          </table:table-cell>
          <table:table-cell table:style-name="ce3" table:formula="of:=[.$B91]^([.$D$1])" office:value-type="float" office:value="0.0938758665255778" calcext:value-type="float">
            <text:p>0,093876</text:p>
          </table:table-cell>
          <table:table-cell table:style-name="ce5" table:formula="of:=[.$C91]*[.$H$1]" office:value-type="float" office:value="6152.15491275374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table:formula="of:=[.A92]*(1/255)" office:value-type="float" office:value="0.345098039215686" calcext:value-type="float">
            <text:p>0,345098</text:p>
          </table:table-cell>
          <table:table-cell table:style-name="ce3" table:formula="of:=[.$B92]^([.$D$1])" office:value-type="float" office:value="0.0962661230633397" calcext:value-type="float">
            <text:p>0,096266</text:p>
          </table:table-cell>
          <table:table-cell table:style-name="ce5" table:formula="of:=[.$C92]*[.$H$1]" office:value-type="float" office:value="6308.80037495597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table:formula="of:=[.A93]*(1/255)" office:value-type="float" office:value="0.349019607843137" calcext:value-type="float">
            <text:p>0,349020</text:p>
          </table:table-cell>
          <table:table-cell table:style-name="ce3" table:formula="of:=[.$B93]^([.$D$1])" office:value-type="float" office:value="0.0986891975410945" calcext:value-type="float">
            <text:p>0,098689</text:p>
          </table:table-cell>
          <table:table-cell table:style-name="ce5" table:formula="of:=[.$C93]*[.$H$1]" office:value-type="float" office:value="6467.59656085563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formula="of:=[.A94]*(1/255)" office:value-type="float" office:value="0.352941176470588" calcext:value-type="float">
            <text:p>0,352941</text:p>
          </table:table-cell>
          <table:table-cell table:style-name="ce3" table:formula="of:=[.$B94]^([.$D$1])" office:value-type="float" office:value="0.1011451642096" calcext:value-type="float">
            <text:p>0,101145</text:p>
          </table:table-cell>
          <table:table-cell table:style-name="ce5" table:formula="of:=[.$C94]*[.$H$1]" office:value-type="float" office:value="6628.54833647613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table:formula="of:=[.A95]*(1/255)" office:value-type="float" office:value="0.356862745098039" calcext:value-type="float">
            <text:p>0,356863</text:p>
          </table:table-cell>
          <table:table-cell table:style-name="ce3" table:formula="of:=[.$B95]^([.$D$1])" office:value-type="float" office:value="0.103634096655137" calcext:value-type="float">
            <text:p>0,103634</text:p>
          </table:table-cell>
          <table:table-cell table:style-name="ce5" table:formula="of:=[.$C95]*[.$H$1]" office:value-type="float" office:value="6791.66052429443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table:formula="of:=[.A96]*(1/255)" office:value-type="float" office:value="0.36078431372549" calcext:value-type="float">
            <text:p>0,360784</text:p>
          </table:table-cell>
          <table:table-cell table:style-name="ce3" table:formula="of:=[.$B96]^([.$D$1])" office:value-type="float" office:value="0.106156067812744" calcext:value-type="float">
            <text:p>0,106156</text:p>
          </table:table-cell>
          <table:table-cell table:style-name="ce5" table:formula="of:=[.$C96]*[.$H$1]" office:value-type="float" office:value="6956.9379041081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table:formula="of:=[.A97]*(1/255)" office:value-type="float" office:value="0.364705882352941" calcext:value-type="float">
            <text:p>0,364706</text:p>
          </table:table-cell>
          <table:table-cell table:style-name="ce3" table:formula="of:=[.$B97]^([.$D$1])" office:value-type="float" office:value="0.108711149979039" calcext:value-type="float">
            <text:p>0,108711</text:p>
          </table:table-cell>
          <table:table-cell table:style-name="ce5" table:formula="of:=[.$C97]*[.$H$1]" office:value-type="float" office:value="7124.38521387629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table:formula="of:=[.A98]*(1/255)" office:value-type="float" office:value="0.368627450980392" calcext:value-type="float">
            <text:p>0,368627</text:p>
          </table:table-cell>
          <table:table-cell table:style-name="ce3" table:formula="of:=[.$B98]^([.$D$1])" office:value-type="float" office:value="0.11129941482466" calcext:value-type="float">
            <text:p>0,111299</text:p>
          </table:table-cell>
          <table:table-cell table:style-name="ce5" table:formula="of:=[.$C98]*[.$H$1]" office:value-type="float" office:value="7294.00715053411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table:formula="of:=[.A99]*(1/255)" office:value-type="float" office:value="0.372549019607843" calcext:value-type="float">
            <text:p>0,372549</text:p>
          </table:table-cell>
          <table:table-cell table:style-name="ce3" table:formula="of:=[.$B99]^([.$D$1])" office:value-type="float" office:value="0.113920933406333" calcext:value-type="float">
            <text:p>0,113921</text:p>
          </table:table-cell>
          <table:table-cell table:style-name="ce5" table:formula="of:=[.$C99]*[.$H$1]" office:value-type="float" office:value="7465.80837078402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table:formula="of:=[.A100]*(1/255)" office:value-type="float" office:value="0.376470588235294" calcext:value-type="float">
            <text:p>0,376471</text:p>
          </table:table-cell>
          <table:table-cell table:style-name="ce3" table:formula="of:=[.$B100]^([.$D$1])" office:value-type="float" office:value="0.116575776178572" calcext:value-type="float">
            <text:p>0,116576</text:p>
          </table:table-cell>
          <table:table-cell table:style-name="ce5" table:formula="of:=[.$C100]*[.$H$1]" office:value-type="float" office:value="7639.79349186269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table:formula="of:=[.A101]*(1/255)" office:value-type="float" office:value="0.380392156862745" calcext:value-type="float">
            <text:p>0,380392</text:p>
          </table:table-cell>
          <table:table-cell table:style-name="ce3" table:formula="of:=[.$B101]^([.$D$1])" office:value-type="float" office:value="0.119264013005047" calcext:value-type="float">
            <text:p>0,119264</text:p>
          </table:table-cell>
          <table:table-cell table:style-name="ce5" table:formula="of:=[.$C101]*[.$H$1]" office:value-type="float" office:value="7815.96709228578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table:formula="of:=[.A102]*(1/255)" office:value-type="float" office:value="0.384313725490196" calcext:value-type="float">
            <text:p>0,384314</text:p>
          </table:table-cell>
          <table:table-cell table:style-name="ce3" table:formula="of:=[.$B102]^([.$D$1])" office:value-type="float" office:value="0.121985713169619" calcext:value-type="float">
            <text:p>0,121986</text:p>
          </table:table-cell>
          <table:table-cell table:style-name="ce5" table:formula="of:=[.$C102]*[.$H$1]" office:value-type="float" office:value="7994.33371257101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A103]*(1/255)" office:value-type="float" office:value="0.388235294117647" calcext:value-type="float">
            <text:p>0,388235</text:p>
          </table:table-cell>
          <table:table-cell table:style-name="ce3" table:formula="of:=[.$B103]^([.$D$1])" office:value-type="float" office:value="0.124740945387051" calcext:value-type="float">
            <text:p>0,124741</text:p>
          </table:table-cell>
          <table:table-cell table:style-name="ce5" table:formula="of:=[.$C103]*[.$H$1]" office:value-type="float" office:value="8174.89785594041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[.A104]*(1/255)" office:value-type="float" office:value="0.392156862745098" calcext:value-type="float">
            <text:p>0,392157</text:p>
          </table:table-cell>
          <table:table-cell table:style-name="ce3" table:formula="of:=[.$B104]^([.$D$1])" office:value-type="float" office:value="0.127529777813422" calcext:value-type="float">
            <text:p>0,127530</text:p>
          </table:table-cell>
          <table:table-cell table:style-name="ce5" table:formula="of:=[.$C104]*[.$H$1]" office:value-type="float" office:value="8357.66398900261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table:formula="of:=[.A105]*(1/255)" office:value-type="float" office:value="0.396078431372549" calcext:value-type="float">
            <text:p>0,396078</text:p>
          </table:table-cell>
          <table:table-cell table:style-name="ce3" table:formula="of:=[.$B105]^([.$D$1])" office:value-type="float" office:value="0.130352278056244" calcext:value-type="float">
            <text:p>0,130352</text:p>
          </table:table-cell>
          <table:table-cell table:style-name="ce5" table:formula="of:=[.$C105]*[.$H$1]" office:value-type="float" office:value="8542.63654241597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table:formula="of:=[.A106]*(1/255)" office:value-type="float" office:value="0.4" calcext:value-type="float">
            <text:p>0,400000</text:p>
          </table:table-cell>
          <table:table-cell table:style-name="ce3" table:formula="of:=[.$B106]^([.$D$1])" office:value-type="float" office:value="0.1332085131843" calcext:value-type="float">
            <text:p>0,133209</text:p>
          </table:table-cell>
          <table:table-cell table:style-name="ce5" table:formula="of:=[.$C106]*[.$H$1]" office:value-type="float" office:value="8729.81991153308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table:formula="of:=[.A107]*(1/255)" office:value-type="float" office:value="0.403921568627451" calcext:value-type="float">
            <text:p>0,403922</text:p>
          </table:table-cell>
          <table:table-cell table:style-name="ce3" table:formula="of:=[.$B107]^([.$D$1])" office:value-type="float" office:value="0.136098549737202" calcext:value-type="float">
            <text:p>0,136099</text:p>
          </table:table-cell>
          <table:table-cell table:style-name="ce5" table:formula="of:=[.$C107]*[.$H$1]" office:value-type="float" office:value="8919.21845702756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table:formula="of:=[.A108]*(1/255)" office:value-type="float" office:value="0.407843137254902" calcext:value-type="float">
            <text:p>0,407843</text:p>
          </table:table-cell>
          <table:table-cell table:style-name="ce3" table:formula="of:=[.$B108]^([.$D$1])" office:value-type="float" office:value="0.139022453734703" calcext:value-type="float">
            <text:p>0,139022</text:p>
          </table:table-cell>
          <table:table-cell table:style-name="ce5" table:formula="of:=[.$C108]*[.$H$1]" office:value-type="float" office:value="9110.83650550373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table:formula="of:=[.A109]*(1/255)" office:value-type="float" office:value="0.411764705882353" calcext:value-type="float">
            <text:p>0,411765</text:p>
          </table:table-cell>
          <table:table-cell table:style-name="ce3" table:formula="of:=[.$B109]^([.$D$1])" office:value-type="float" office:value="0.141980290685736" calcext:value-type="float">
            <text:p>0,141980</text:p>
          </table:table-cell>
          <table:table-cell table:style-name="ce5" table:formula="of:=[.$C109]*[.$H$1]" office:value-type="float" office:value="9304.67835008968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table:formula="of:=[.A110]*(1/255)" office:value-type="float" office:value="0.415686274509804" calcext:value-type="float">
            <text:p>0,415686</text:p>
          </table:table-cell>
          <table:table-cell table:style-name="ce3" table:formula="of:=[.$B110]^([.$D$1])" office:value-type="float" office:value="0.144972125597231" calcext:value-type="float">
            <text:p>0,144972</text:p>
          </table:table-cell>
          <table:table-cell table:style-name="ce5" table:formula="of:=[.$C110]*[.$H$1]" office:value-type="float" office:value="9500.74825101452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table:formula="of:=[.A111]*(1/255)" office:value-type="float" office:value="0.419607843137255" calcext:value-type="float">
            <text:p>0,419608</text:p>
          </table:table-cell>
          <table:table-cell table:style-name="ce3" table:formula="of:=[.$B111]^([.$D$1])" office:value-type="float" office:value="0.147998022982685" calcext:value-type="float">
            <text:p>0,147998</text:p>
          </table:table-cell>
          <table:table-cell table:style-name="ce5" table:formula="of:=[.$C111]*[.$H$1]" office:value-type="float" office:value="9699.05043617027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table:formula="of:=[.A112]*(1/255)" office:value-type="float" office:value="0.423529411764706" calcext:value-type="float">
            <text:p>0,423529</text:p>
          </table:table-cell>
          <table:table-cell table:style-name="ce3" table:formula="of:=[.$B112]^([.$D$1])" office:value-type="float" office:value="0.151058046870511" calcext:value-type="float">
            <text:p>0,151058</text:p>
          </table:table-cell>
          <table:table-cell table:style-name="ce5" table:formula="of:=[.$C112]*[.$H$1]" office:value-type="float" office:value="9899.58910165891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table:formula="of:=[.A113]*(1/255)" office:value-type="float" office:value="0.427450980392157" calcext:value-type="float">
            <text:p>0,427451</text:p>
          </table:table-cell>
          <table:table-cell table:style-name="ce3" table:formula="of:=[.$B113]^([.$D$1])" office:value-type="float" office:value="0.154152260812165" calcext:value-type="float">
            <text:p>0,154152</text:p>
          </table:table-cell>
          <table:table-cell table:style-name="ce5" table:formula="of:=[.$C113]*[.$H$1]" office:value-type="float" office:value="10102.3684123252" calcext:value-type="float">
            <text:p>1010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table:formula="of:=[.A114]*(1/255)" office:value-type="float" office:value="0.431372549019608" calcext:value-type="float">
            <text:p>0,431373</text:p>
          </table:table-cell>
          <table:table-cell table:style-name="ce3" table:formula="of:=[.$B114]^([.$D$1])" office:value-type="float" office:value="0.157280727890073" calcext:value-type="float">
            <text:p>0,157281</text:p>
          </table:table-cell>
          <table:table-cell table:style-name="ce5" table:formula="of:=[.$C114]*[.$H$1]" office:value-type="float" office:value="10307.392502276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table:formula="of:=[.A115]*(1/255)" office:value-type="float" office:value="0.435294117647059" calcext:value-type="float">
            <text:p>0,435294</text:p>
          </table:table-cell>
          <table:table-cell table:style-name="ce3" table:formula="of:=[.$B115]^([.$D$1])" office:value-type="float" office:value="0.160443510725344" calcext:value-type="float">
            <text:p>0,160444</text:p>
          </table:table-cell>
          <table:table-cell table:style-name="ce5" table:formula="of:=[.$C115]*[.$H$1]" office:value-type="float" office:value="10514.6654753854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table:formula="of:=[.A116]*(1/255)" office:value-type="float" office:value="0.43921568627451" calcext:value-type="float">
            <text:p>0,439216</text:p>
          </table:table-cell>
          <table:table-cell table:style-name="ce3" table:formula="of:=[.$B116]^([.$D$1])" office:value-type="float" office:value="0.16364067148529" calcext:value-type="float">
            <text:p>0,163641</text:p>
          </table:table-cell>
          <table:table-cell table:style-name="ce5" table:formula="of:=[.$C116]*[.$H$1]" office:value-type="float" office:value="10724.1914057885" calcext:value-type="float">
            <text:p>1072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table:formula="of:=[.A117]*(1/255)" office:value-type="float" office:value="0.443137254901961" calcext:value-type="float">
            <text:p>0,443137</text:p>
          </table:table-cell>
          <table:table-cell table:style-name="ce3" table:formula="of:=[.$B117]^([.$D$1])" office:value-type="float" office:value="0.166872271890766" calcext:value-type="float">
            <text:p>0,166872</text:p>
          </table:table-cell>
          <table:table-cell table:style-name="ce5" table:formula="of:=[.$C117]*[.$H$1]" office:value-type="float" office:value="10935.9743383613" calcext:value-type="float">
            <text:p>1093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table:formula="of:=[.A118]*(1/255)" office:value-type="float" office:value="0.447058823529412" calcext:value-type="float">
            <text:p>0,447059</text:p>
          </table:table-cell>
          <table:table-cell table:style-name="ce3" table:formula="of:=[.$B118]^([.$D$1])" office:value-type="float" office:value="0.170138373223312" calcext:value-type="float">
            <text:p>0,170138</text:p>
          </table:table-cell>
          <table:table-cell table:style-name="ce5" table:formula="of:=[.$C118]*[.$H$1]" office:value-type="float" office:value="11150.0182891898" calcext:value-type="float">
            <text:p>1115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table:formula="of:=[.A119]*(1/255)" office:value-type="float" office:value="0.450980392156863" calcext:value-type="float">
            <text:p>0,450980</text:p>
          </table:table-cell>
          <table:table-cell table:style-name="ce3" table:formula="of:=[.$B119]^([.$D$1])" office:value-type="float" office:value="0.173439036332135" calcext:value-type="float">
            <text:p>0,173439</text:p>
          </table:table-cell>
          <table:table-cell table:style-name="ce5" table:formula="of:=[.$C119]*[.$H$1]" office:value-type="float" office:value="11366.3272460265" calcext:value-type="float">
            <text:p>1136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table:formula="of:=[.A120]*(1/255)" office:value-type="float" office:value="0.454901960784314" calcext:value-type="float">
            <text:p>0,454902</text:p>
          </table:table-cell>
          <table:table-cell table:style-name="ce3" table:formula="of:=[.$B120]^([.$D$1])" office:value-type="float" office:value="0.176774321640903" calcext:value-type="float">
            <text:p>0,176774</text:p>
          </table:table-cell>
          <table:table-cell table:style-name="ce5" table:formula="of:=[.$C120]*[.$H$1]" office:value-type="float" office:value="11584.9051687366" calcext:value-type="float">
            <text:p>1158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table:formula="of:=[.A121]*(1/255)" office:value-type="float" office:value="0.458823529411765" calcext:value-type="float">
            <text:p>0,458824</text:p>
          </table:table-cell>
          <table:table-cell table:style-name="ce3" table:formula="of:=[.$B121]^([.$D$1])" office:value-type="float" office:value="0.18014428915439" calcext:value-type="float">
            <text:p>0,180144</text:p>
          </table:table-cell>
          <table:table-cell table:style-name="ce5" table:formula="of:=[.$C121]*[.$H$1]" office:value-type="float" office:value="11805.755989733" calcext:value-type="float">
            <text:p>1180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table:formula="of:=[.A122]*(1/255)" office:value-type="float" office:value="0.462745098039216" calcext:value-type="float">
            <text:p>0,462745</text:p>
          </table:table-cell>
          <table:table-cell table:style-name="ce3" table:formula="of:=[.$B122]^([.$D$1])" office:value-type="float" office:value="0.183548998464951" calcext:value-type="float">
            <text:p>0,183549</text:p>
          </table:table-cell>
          <table:table-cell table:style-name="ce5" table:formula="of:=[.$C122]*[.$H$1]" office:value-type="float" office:value="12028.8836144006" calcext:value-type="float">
            <text:p>1202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table:formula="of:=[.A123]*(1/255)" office:value-type="float" office:value="0.466666666666667" calcext:value-type="float">
            <text:p>0,466667</text:p>
          </table:table-cell>
          <table:table-cell table:style-name="ce3" table:formula="of:=[.$B123]^([.$D$1])" office:value-type="float" office:value="0.186988508758844" calcext:value-type="float">
            <text:p>0,186989</text:p>
          </table:table-cell>
          <table:table-cell table:style-name="ce5" table:formula="of:=[.$C123]*[.$H$1]" office:value-type="float" office:value="12254.2919215109" calcext:value-type="float">
            <text:p>1225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table:formula="of:=[.A124]*(1/255)" office:value-type="float" office:value="0.470588235294118" calcext:value-type="float">
            <text:p>0,470588</text:p>
          </table:table-cell>
          <table:table-cell table:style-name="ce3" table:formula="of:=[.$B124]^([.$D$1])" office:value-type="float" office:value="0.190462878822409" calcext:value-type="float">
            <text:p>0,190463</text:p>
          </table:table-cell>
          <table:table-cell table:style-name="ce5" table:formula="of:=[.$C124]*[.$H$1]" office:value-type="float" office:value="12481.9847636266" calcext:value-type="float">
            <text:p>1248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table:formula="of:=[.A125]*(1/255)" office:value-type="float" office:value="0.474509803921569" calcext:value-type="float">
            <text:p>0,474510</text:p>
          </table:table-cell>
          <table:table-cell table:style-name="ce3" table:formula="of:=[.$B125]^([.$D$1])" office:value-type="float" office:value="0.193972167048093" calcext:value-type="float">
            <text:p>0,193972</text:p>
          </table:table-cell>
          <table:table-cell table:style-name="ce5" table:formula="of:=[.$C125]*[.$H$1]" office:value-type="float" office:value="12711.9659674968" calcext:value-type="float">
            <text:p>1271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A126]*(1/255)" office:value-type="float" office:value="0.47843137254902" calcext:value-type="float">
            <text:p>0,478431</text:p>
          </table:table-cell>
          <table:table-cell table:style-name="ce3" table:formula="of:=[.$B126]^([.$D$1])" office:value-type="float" office:value="0.19751643144034" calcext:value-type="float">
            <text:p>0,197516</text:p>
          </table:table-cell>
          <table:table-cell table:style-name="ce5" table:formula="of:=[.$C126]*[.$H$1]" office:value-type="float" office:value="12944.2393344427" calcext:value-type="float">
            <text:p>1294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table:formula="of:=[.A127]*(1/255)" office:value-type="float" office:value="0.482352941176471" calcext:value-type="float">
            <text:p>0,482353</text:p>
          </table:table-cell>
          <table:table-cell table:style-name="ce3" table:formula="of:=[.$B127]^([.$D$1])" office:value-type="float" office:value="0.201095729621346" calcext:value-type="float">
            <text:p>0,201096</text:p>
          </table:table-cell>
          <table:table-cell table:style-name="ce5" table:formula="of:=[.$C127]*[.$H$1]" office:value-type="float" office:value="13178.8086407349" calcext:value-type="float">
            <text:p>1317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table:formula="of:=[.A128]*(1/255)" office:value-type="float" office:value="0.486274509803922" calcext:value-type="float">
            <text:p>0,486275</text:p>
          </table:table-cell>
          <table:table-cell table:style-name="ce3" table:formula="of:=[.$B128]^([.$D$1])" office:value-type="float" office:value="0.204710118836677" calcext:value-type="float">
            <text:p>0,204710</text:p>
          </table:table-cell>
          <table:table-cell table:style-name="ce5" table:formula="of:=[.$C128]*[.$H$1]" office:value-type="float" office:value="13415.6776379616" calcext:value-type="float">
            <text:p>1341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table:formula="of:=[.A129]*(1/255)" office:value-type="float" office:value="0.490196078431373" calcext:value-type="float">
            <text:p>0,490196</text:p>
          </table:table-cell>
          <table:table-cell table:style-name="ce3" table:formula="of:=[.$B129]^([.$D$1])" office:value-type="float" office:value="0.208359655960767" calcext:value-type="float">
            <text:p>0,208360</text:p>
          </table:table-cell>
          <table:table-cell table:style-name="ce5" table:formula="of:=[.$C129]*[.$H$1]" office:value-type="float" office:value="13654.8500533889" calcext:value-type="float">
            <text:p>1365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table:formula="of:=[.A130]*(1/255)" office:value-type="float" office:value="0.494117647058824" calcext:value-type="float">
            <text:p>0,494118</text:p>
          </table:table-cell>
          <table:table-cell table:style-name="ce3" table:formula="of:=[.$B130]^([.$D$1])" office:value-type="float" office:value="0.212044397502288" calcext:value-type="float">
            <text:p>0,212044</text:p>
          </table:table-cell>
          <table:table-cell table:style-name="ce5" table:formula="of:=[.$C130]*[.$H$1]" office:value-type="float" office:value="13896.3295903124" calcext:value-type="float">
            <text:p>1389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table:formula="of:=[.A131]*(1/255)" office:value-type="float" office:value="0.498039215686275" calcext:value-type="float">
            <text:p>0,498039</text:p>
          </table:table-cell>
          <table:table-cell table:style-name="ce3" table:formula="of:=[.$B131]^([.$D$1])" office:value-type="float" office:value="0.215764399609395" calcext:value-type="float">
            <text:p>0,215764</text:p>
          </table:table-cell>
          <table:table-cell table:style-name="ce5" table:formula="of:=[.$C131]*[.$H$1]" office:value-type="float" office:value="14140.1199284017" calcext:value-type="float">
            <text:p>1414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table:formula="of:=[.A132]*(1/255)" office:value-type="float" office:value="0.501960784313726" calcext:value-type="float">
            <text:p>0,501961</text:p>
          </table:table-cell>
          <table:table-cell table:style-name="ce3" table:formula="of:=[.$B132]^([.$D$1])" office:value-type="float" office:value="0.219519718074868" calcext:value-type="float">
            <text:p>0,219520</text:p>
          </table:table-cell>
          <table:table-cell table:style-name="ce5" table:formula="of:=[.$C132]*[.$H$1]" office:value-type="float" office:value="14386.2247240365" calcext:value-type="float">
            <text:p>1438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A133]*(1/255)" office:value-type="float" office:value="0.505882352941176" calcext:value-type="float">
            <text:p>0,505882</text:p>
          </table:table-cell>
          <table:table-cell table:style-name="ce3" table:formula="of:=[.$B133]^([.$D$1])" office:value-type="float" office:value="0.223310408341127" calcext:value-type="float">
            <text:p>0,223310</text:p>
          </table:table-cell>
          <table:table-cell table:style-name="ce5" table:formula="of:=[.$C133]*[.$H$1]" office:value-type="float" office:value="14634.6476106358" calcext:value-type="float">
            <text:p>1463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table:formula="of:=[.A134]*(1/255)" office:value-type="float" office:value="0.509803921568627" calcext:value-type="float">
            <text:p>0,509804</text:p>
          </table:table-cell>
          <table:table-cell table:style-name="ce3" table:formula="of:=[.$B134]^([.$D$1])" office:value-type="float" office:value="0.227136525505149" calcext:value-type="float">
            <text:p>0,227137</text:p>
          </table:table-cell>
          <table:table-cell table:style-name="ce5" table:formula="of:=[.$C134]*[.$H$1]" office:value-type="float" office:value="14885.3921989799" calcext:value-type="float">
            <text:p>1488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table:formula="of:=[.A135]*(1/255)" office:value-type="float" office:value="0.513725490196078" calcext:value-type="float">
            <text:p>0,513725</text:p>
          </table:table-cell>
          <table:table-cell table:style-name="ce3" table:formula="of:=[.$B135]^([.$D$1])" office:value-type="float" office:value="0.230998124323267" calcext:value-type="float">
            <text:p>0,230998</text:p>
          </table:table-cell>
          <table:table-cell table:style-name="ce5" table:formula="of:=[.$C135]*[.$H$1]" office:value-type="float" office:value="15138.4620775253" calcext:value-type="float">
            <text:p>1513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table:formula="of:=[.A136]*(1/255)" office:value-type="float" office:value="0.517647058823529" calcext:value-type="float">
            <text:p>0,517647</text:p>
          </table:table-cell>
          <table:table-cell table:style-name="ce3" table:formula="of:=[.$B136]^([.$D$1])" office:value-type="float" office:value="0.23489525921588" calcext:value-type="float">
            <text:p>0,234895</text:p>
          </table:table-cell>
          <table:table-cell table:style-name="ce5" table:formula="of:=[.$C136]*[.$H$1]" office:value-type="float" office:value="15393.8608127127" calcext:value-type="float">
            <text:p>1539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table:formula="of:=[.A137]*(1/255)" office:value-type="float" office:value="0.52156862745098" calcext:value-type="float">
            <text:p>0,521569</text:p>
          </table:table-cell>
          <table:table-cell table:style-name="ce3" table:formula="of:=[.$B137]^([.$D$1])" office:value-type="float" office:value="0.238827984272048" calcext:value-type="float">
            <text:p>0,238828</text:p>
          </table:table-cell>
          <table:table-cell table:style-name="ce5" table:formula="of:=[.$C137]*[.$H$1]" office:value-type="float" office:value="15651.5919492687" calcext:value-type="float">
            <text:p>1565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table:formula="of:=[.A138]*(1/255)" office:value-type="float" office:value="0.525490196078431" calcext:value-type="float">
            <text:p>0,525490</text:p>
          </table:table-cell>
          <table:table-cell table:style-name="ce3" table:formula="of:=[.$B138]^([.$D$1])" office:value-type="float" office:value="0.242796353254002" calcext:value-type="float">
            <text:p>0,242796</text:p>
          </table:table-cell>
          <table:table-cell table:style-name="ce5" table:formula="of:=[.$C138]*[.$H$1]" office:value-type="float" office:value="15911.659010501" calcext:value-type="float">
            <text:p>1591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table:formula="of:=[.A139]*(1/255)" office:value-type="float" office:value="0.529411764705882" calcext:value-type="float">
            <text:p>0,529412</text:p>
          </table:table-cell>
          <table:table-cell table:style-name="ce3" table:formula="of:=[.$B139]^([.$D$1])" office:value-type="float" office:value="0.24680041960155" calcext:value-type="float">
            <text:p>0,246800</text:p>
          </table:table-cell>
          <table:table-cell table:style-name="ce5" table:formula="of:=[.$C139]*[.$H$1]" office:value-type="float" office:value="16174.0654985876" calcext:value-type="float">
            <text:p>1617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table:formula="of:=[.A140]*(1/255)" office:value-type="float" office:value="0.533333333333333" calcext:value-type="float">
            <text:p>0,533333</text:p>
          </table:table-cell>
          <table:table-cell table:style-name="ce3" table:formula="of:=[.$B140]^([.$D$1])" office:value-type="float" office:value="0.2508402364364" calcext:value-type="float">
            <text:p>0,250840</text:p>
          </table:table-cell>
          <table:table-cell table:style-name="ce5" table:formula="of:=[.$C140]*[.$H$1]" office:value-type="float" office:value="16438.8148948595" calcext:value-type="float">
            <text:p>1643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table:formula="of:=[.A141]*(1/255)" office:value-type="float" office:value="0.537254901960784" calcext:value-type="float">
            <text:p>0,537255</text:p>
          </table:table-cell>
          <table:table-cell table:style-name="ce3" table:formula="of:=[.$B141]^([.$D$1])" office:value-type="float" office:value="0.254915856566385" calcext:value-type="float">
            <text:p>0,254916</text:p>
          </table:table-cell>
          <table:table-cell table:style-name="ce5" table:formula="of:=[.$C141]*[.$H$1]" office:value-type="float" office:value="16705.910660078" calcext:value-type="float">
            <text:p>1670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table:formula="of:=[.A142]*(1/255)" office:value-type="float" office:value="0.541176470588235" calcext:value-type="float">
            <text:p>0,541176</text:p>
          </table:table-cell>
          <table:table-cell table:style-name="ce3" table:formula="of:=[.$B142]^([.$D$1])" office:value-type="float" office:value="0.259027332489606" calcext:value-type="float">
            <text:p>0,259027</text:p>
          </table:table-cell>
          <table:table-cell table:style-name="ce5" table:formula="of:=[.$C142]*[.$H$1]" office:value-type="float" office:value="16975.3562347063" calcext:value-type="float">
            <text:p>1697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table:formula="of:=[.A143]*(1/255)" office:value-type="float" office:value="0.545098039215686" calcext:value-type="float">
            <text:p>0,545098</text:p>
          </table:table-cell>
          <table:table-cell table:style-name="ce3" table:formula="of:=[.$B143]^([.$D$1])" office:value-type="float" office:value="0.263174716398492" calcext:value-type="float">
            <text:p>0,263175</text:p>
          </table:table-cell>
          <table:table-cell table:style-name="ce5" table:formula="of:=[.$C143]*[.$H$1]" office:value-type="float" office:value="17247.1550391751" calcext:value-type="float">
            <text:p>1724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table:formula="of:=[.A144]*(1/255)" office:value-type="float" office:value="0.549019607843137" calcext:value-type="float">
            <text:p>0,549020</text:p>
          </table:table-cell>
          <table:table-cell table:style-name="ce3" table:formula="of:=[.$B144]^([.$D$1])" office:value-type="float" office:value="0.267358060183772" calcext:value-type="float">
            <text:p>0,267358</text:p>
          </table:table-cell>
          <table:table-cell table:style-name="ce5" table:formula="of:=[.$C144]*[.$H$1]" office:value-type="float" office:value="17521.3104741435" calcext:value-type="float">
            <text:p>1752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table:formula="of:=[.A145]*(1/255)" office:value-type="float" office:value="0.552941176470588" calcext:value-type="float">
            <text:p>0,552941</text:p>
          </table:table-cell>
          <table:table-cell table:style-name="ce3" table:formula="of:=[.$B145]^([.$D$1])" office:value-type="float" office:value="0.271577415438375" calcext:value-type="float">
            <text:p>0,271577</text:p>
          </table:table-cell>
          <table:table-cell table:style-name="ce5" table:formula="of:=[.$C145]*[.$H$1]" office:value-type="float" office:value="17797.8259207539" calcext:value-type="float">
            <text:p>1779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table:formula="of:=[.A146]*(1/255)" office:value-type="float" office:value="0.556862745098039" calcext:value-type="float">
            <text:p>0,556863</text:p>
          </table:table-cell>
          <table:table-cell table:style-name="ce3" table:formula="of:=[.$B146]^([.$D$1])" office:value-type="float" office:value="0.275832833461245" calcext:value-type="float">
            <text:p>0,275833</text:p>
          </table:table-cell>
          <table:table-cell table:style-name="ce5" table:formula="of:=[.$C146]*[.$H$1]" office:value-type="float" office:value="18076.7047408827" calcext:value-type="float">
            <text:p>18077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table:formula="of:=[.A147]*(1/255)" office:value-type="float" office:value="0.56078431372549" calcext:value-type="float">
            <text:p>0,560784</text:p>
          </table:table-cell>
          <table:table-cell table:style-name="ce3" table:formula="of:=[.$B147]^([.$D$1])" office:value-type="float" office:value="0.280124365261085" calcext:value-type="float">
            <text:p>0,280124</text:p>
          </table:table-cell>
          <table:table-cell table:style-name="ce5" table:formula="of:=[.$C147]*[.$H$1]" office:value-type="float" office:value="18357.9502773852" calcext:value-type="float">
            <text:p>1835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table:formula="of:=[.A148]*(1/255)" office:value-type="float" office:value="0.564705882352941" calcext:value-type="float">
            <text:p>0,564706</text:p>
          </table:table-cell>
          <table:table-cell table:style-name="ce3" table:formula="of:=[.$B148]^([.$D$1])" office:value-type="float" office:value="0.284452061560024" calcext:value-type="float">
            <text:p>0,284452</text:p>
          </table:table-cell>
          <table:table-cell table:style-name="ce5" table:formula="of:=[.$C148]*[.$H$1]" office:value-type="float" office:value="18641.5658543362" calcext:value-type="float">
            <text:p>1864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table:formula="of:=[.A149]*(1/255)" office:value-type="float" office:value="0.568627450980392" calcext:value-type="float">
            <text:p>0,568627</text:p>
          </table:table-cell>
          <table:table-cell table:style-name="ce3" table:formula="of:=[.$B149]^([.$D$1])" office:value-type="float" office:value="0.288815972797219" calcext:value-type="float">
            <text:p>0,288816</text:p>
          </table:table-cell>
          <table:table-cell table:style-name="ce5" table:formula="of:=[.$C149]*[.$H$1]" office:value-type="float" office:value="18927.5547772657" calcext:value-type="float">
            <text:p>1892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table:formula="of:=[.A150]*(1/255)" office:value-type="float" office:value="0.572549019607843" calcext:value-type="float">
            <text:p>0,572549</text:p>
          </table:table-cell>
          <table:table-cell table:style-name="ce3" table:formula="of:=[.$B150]^([.$D$1])" office:value-type="float" office:value="0.293216149132375" calcext:value-type="float">
            <text:p>0,293216</text:p>
          </table:table-cell>
          <table:table-cell table:style-name="ce5" table:formula="of:=[.$C150]*[.$H$1]" office:value-type="float" office:value="19215.9203333902" calcext:value-type="float">
            <text:p>1921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table:formula="of:=[.A151]*(1/255)" office:value-type="float" office:value="0.576470588235294" calcext:value-type="float">
            <text:p>0,576471</text:p>
          </table:table-cell>
          <table:table-cell table:style-name="ce3" table:formula="of:=[.$B151]^([.$D$1])" office:value-type="float" office:value="0.297652640449211" calcext:value-type="float">
            <text:p>0,297653</text:p>
          </table:table-cell>
          <table:table-cell table:style-name="ce5" table:formula="of:=[.$C151]*[.$H$1]" office:value-type="float" office:value="19506.6657918391" calcext:value-type="float">
            <text:p>1950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table:formula="of:=[.A152]*(1/255)" office:value-type="float" office:value="0.580392156862745" calcext:value-type="float">
            <text:p>0,580392</text:p>
          </table:table-cell>
          <table:table-cell table:style-name="ce3" table:formula="of:=[.$B152]^([.$D$1])" office:value-type="float" office:value="0.302125496358853" calcext:value-type="float">
            <text:p>0,302125</text:p>
          </table:table-cell>
          <table:table-cell table:style-name="ce5" table:formula="of:=[.$C152]*[.$H$1]" office:value-type="float" office:value="19799.7944038774" calcext:value-type="float">
            <text:p>198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table:formula="of:=[.A153]*(1/255)" office:value-type="float" office:value="0.584313725490196" calcext:value-type="float">
            <text:p>0,584314</text:p>
          </table:table-cell>
          <table:table-cell table:style-name="ce3" table:formula="of:=[.$B153]^([.$D$1])" office:value-type="float" office:value="0.306634766203158" calcext:value-type="float">
            <text:p>0,306635</text:p>
          </table:table-cell>
          <table:table-cell table:style-name="ce5" table:formula="of:=[.$C153]*[.$H$1]" office:value-type="float" office:value="20095.3094031239" calcext:value-type="float">
            <text:p>2009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table:formula="of:=[.A154]*(1/255)" office:value-type="float" office:value="0.588235294117647" calcext:value-type="float">
            <text:p>0,588235</text:p>
          </table:table-cell>
          <table:table-cell table:style-name="ce3" table:formula="of:=[.$B154]^([.$D$1])" office:value-type="float" office:value="0.311180499057984" calcext:value-type="float">
            <text:p>0,311180</text:p>
          </table:table-cell>
          <table:table-cell table:style-name="ce5" table:formula="of:=[.$C154]*[.$H$1]" office:value-type="float" office:value="20393.214005765" calcext:value-type="float">
            <text:p>2039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table:formula="of:=[.A155]*(1/255)" office:value-type="float" office:value="0.592156862745098" calcext:value-type="float">
            <text:p>0,592157</text:p>
          </table:table-cell>
          <table:table-cell table:style-name="ce3" table:formula="of:=[.$B155]^([.$D$1])" office:value-type="float" office:value="0.315762743736397" calcext:value-type="float">
            <text:p>0,315763</text:p>
          </table:table-cell>
          <table:table-cell table:style-name="ce5" table:formula="of:=[.$C155]*[.$H$1]" office:value-type="float" office:value="20693.5114107648" calcext:value-type="float">
            <text:p>2069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A156]*(1/255)" office:value-type="float" office:value="0.596078431372549" calcext:value-type="float">
            <text:p>0,596078</text:p>
          </table:table-cell>
          <table:table-cell table:style-name="ce3" table:formula="of:=[.$B156]^([.$D$1])" office:value-type="float" office:value="0.32038154879181" calcext:value-type="float">
            <text:p>0,320382</text:p>
          </table:table-cell>
          <table:table-cell table:style-name="ce5" table:formula="of:=[.$C156]*[.$H$1]" office:value-type="float" office:value="20996.2048000713" calcext:value-type="float">
            <text:p>2099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table:formula="of:=[.A157]*(1/255)" office:value-type="float" office:value="0.6" calcext:value-type="float">
            <text:p>0,600000</text:p>
          </table:table-cell>
          <table:table-cell table:style-name="ce3" table:formula="of:=[.$B157]^([.$D$1])" office:value-type="float" office:value="0.325036962521076" calcext:value-type="float">
            <text:p>0,325037</text:p>
          </table:table-cell>
          <table:table-cell table:style-name="ce5" table:formula="of:=[.$C157]*[.$H$1]" office:value-type="float" office:value="21301.2973388187" calcext:value-type="float">
            <text:p>213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table:formula="of:=[.A158]*(1/255)" office:value-type="float" office:value="0.603921568627451" calcext:value-type="float">
            <text:p>0,603922</text:p>
          </table:table-cell>
          <table:table-cell table:style-name="ce3" table:formula="of:=[.$B158]^([.$D$1])" office:value-type="float" office:value="0.329729032967515" calcext:value-type="float">
            <text:p>0,329729</text:p>
          </table:table-cell>
          <table:table-cell table:style-name="ce5" table:formula="of:=[.$C158]*[.$H$1]" office:value-type="float" office:value="21608.7921755261" calcext:value-type="float">
            <text:p>2160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table:formula="of:=[.A159]*(1/255)" office:value-type="float" office:value="0.607843137254902" calcext:value-type="float">
            <text:p>0,607843</text:p>
          </table:table-cell>
          <table:table-cell table:style-name="ce3" table:formula="of:=[.$B159]^([.$D$1])" office:value-type="float" office:value="0.334457807923889" calcext:value-type="float">
            <text:p>0,334458</text:p>
          </table:table-cell>
          <table:table-cell table:style-name="ce5" table:formula="of:=[.$C159]*[.$H$1]" office:value-type="float" office:value="21918.6924422921" calcext:value-type="float">
            <text:p>21919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table:formula="of:=[.A160]*(1/255)" office:value-type="float" office:value="0.611764705882353" calcext:value-type="float">
            <text:p>0,611765</text:p>
          </table:table-cell>
          <table:table-cell table:style-name="ce3" table:formula="of:=[.$B160]^([.$D$1])" office:value-type="float" office:value="0.339223334935327" calcext:value-type="float">
            <text:p>0,339223</text:p>
          </table:table-cell>
          <table:table-cell table:style-name="ce5" table:formula="of:=[.$C160]*[.$H$1]" office:value-type="float" office:value="22231.0012549866" calcext:value-type="float">
            <text:p>2223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table:formula="of:=[.A161]*(1/255)" office:value-type="float" office:value="0.615686274509804" calcext:value-type="float">
            <text:p>0,615686</text:p>
          </table:table-cell>
          <table:table-cell table:style-name="ce3" table:formula="of:=[.$B161]^([.$D$1])" office:value-type="float" office:value="0.344025661302187" calcext:value-type="float">
            <text:p>0,344026</text:p>
          </table:table-cell>
          <table:table-cell table:style-name="ce5" table:formula="of:=[.$C161]*[.$H$1]" office:value-type="float" office:value="22545.7217134388" calcext:value-type="float">
            <text:p>2254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table:formula="of:=[.A162]*(1/255)" office:value-type="float" office:value="0.619607843137255" calcext:value-type="float">
            <text:p>0,619608</text:p>
          </table:table-cell>
          <table:table-cell table:style-name="ce3" table:formula="of:=[.$B162]^([.$D$1])" office:value-type="float" office:value="0.348864834082879" calcext:value-type="float">
            <text:p>0,348865</text:p>
          </table:table-cell>
          <table:table-cell table:style-name="ce5" table:formula="of:=[.$C162]*[.$H$1]" office:value-type="float" office:value="22862.8569016215" calcext:value-type="float">
            <text:p>2286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table:formula="of:=[.A163]*(1/255)" office:value-type="float" office:value="0.623529411764706" calcext:value-type="float">
            <text:p>0,623529</text:p>
          </table:table-cell>
          <table:table-cell table:style-name="ce3" table:formula="of:=[.$B163]^([.$D$1])" office:value-type="float" office:value="0.353740900096629" calcext:value-type="float">
            <text:p>0,353741</text:p>
          </table:table-cell>
          <table:table-cell table:style-name="ce5" table:formula="of:=[.$C163]*[.$H$1]" office:value-type="float" office:value="23182.4098878326" calcext:value-type="float">
            <text:p>2318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table:formula="of:=[.A164]*(1/255)" office:value-type="float" office:value="0.627450980392157" calcext:value-type="float">
            <text:p>0,627451</text:p>
          </table:table-cell>
          <table:table-cell table:style-name="ce3" table:formula="of:=[.$B164]^([.$D$1])" office:value-type="float" office:value="0.358653905926199" calcext:value-type="float">
            <text:p>0,358654</text:p>
          </table:table-cell>
          <table:table-cell table:style-name="ce5" table:formula="of:=[.$C164]*[.$H$1]" office:value-type="float" office:value="23504.3837248734" calcext:value-type="float">
            <text:p>2350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table:formula="of:=[.A165]*(1/255)" office:value-type="float" office:value="0.631372549019608" calcext:value-type="float">
            <text:p>0,631373</text:p>
          </table:table-cell>
          <table:table-cell table:style-name="ce3" table:formula="of:=[.$B165]^([.$D$1])" office:value-type="float" office:value="0.363603897920553" calcext:value-type="float">
            <text:p>0,363604</text:p>
          </table:table-cell>
          <table:table-cell table:style-name="ce5" table:formula="of:=[.$C165]*[.$H$1]" office:value-type="float" office:value="23828.7814502235" calcext:value-type="float">
            <text:p>2382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table:formula="of:=[.A166]*(1/255)" office:value-type="float" office:value="0.635294117647059" calcext:value-type="float">
            <text:p>0,635294</text:p>
          </table:table-cell>
          <table:table-cell table:style-name="ce3" table:formula="of:=[.$B166]^([.$D$1])" office:value-type="float" office:value="0.368590922197487" calcext:value-type="float">
            <text:p>0,368591</text:p>
          </table:table-cell>
          <table:table-cell table:style-name="ce5" table:formula="of:=[.$C166]*[.$H$1]" office:value-type="float" office:value="24155.6060862123" calcext:value-type="float">
            <text:p>2415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table:formula="of:=[.A167]*(1/255)" office:value-type="float" office:value="0.63921568627451" calcext:value-type="float">
            <text:p>0,639216</text:p>
          </table:table-cell>
          <table:table-cell table:style-name="ce3" table:formula="of:=[.$B167]^([.$D$1])" office:value-type="float" office:value="0.373615024646202" calcext:value-type="float">
            <text:p>0,373615</text:p>
          </table:table-cell>
          <table:table-cell table:style-name="ce5" table:formula="of:=[.$C167]*[.$H$1]" office:value-type="float" office:value="24484.8606401888" calcext:value-type="float">
            <text:p>2448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table:formula="of:=[.A168]*(1/255)" office:value-type="float" office:value="0.643137254901961" calcext:value-type="float">
            <text:p>0,643137</text:p>
          </table:table-cell>
          <table:table-cell table:style-name="ce3" table:formula="of:=[.$B168]^([.$D$1])" office:value-type="float" office:value="0.37867625092984" calcext:value-type="float">
            <text:p>0,378676</text:p>
          </table:table-cell>
          <table:table-cell table:style-name="ce5" table:formula="of:=[.$C168]*[.$H$1]" office:value-type="float" office:value="24816.5481046871" calcext:value-type="float">
            <text:p>2481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table:formula="of:=[.A169]*(1/255)" office:value-type="float" office:value="0.647058823529412" calcext:value-type="float">
            <text:p>0,647059</text:p>
          </table:table-cell>
          <table:table-cell table:style-name="ce3" table:formula="of:=[.$B169]^([.$D$1])" office:value-type="float" office:value="0.383774646487975" calcext:value-type="float">
            <text:p>0,383775</text:p>
          </table:table-cell>
          <table:table-cell table:style-name="ce5" table:formula="of:=[.$C169]*[.$H$1]" office:value-type="float" office:value="25150.6714575895" calcext:value-type="float">
            <text:p>2515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table:formula="of:=[.A170]*(1/255)" office:value-type="float" office:value="0.650980392156863" calcext:value-type="float">
            <text:p>0,650980</text:p>
          </table:table-cell>
          <table:table-cell table:style-name="ce3" table:formula="of:=[.$B170]^([.$D$1])" office:value-type="float" office:value="0.388910256539059" calcext:value-type="float">
            <text:p>0,388910</text:p>
          </table:table-cell>
          <table:table-cell table:style-name="ce5" table:formula="of:=[.$C170]*[.$H$1]" office:value-type="float" office:value="25487.2336622872" calcext:value-type="float">
            <text:p>2548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table:formula="of:=[.A171]*(1/255)" office:value-type="float" office:value="0.654901960784314" calcext:value-type="float">
            <text:p>0,654902</text:p>
          </table:table-cell>
          <table:table-cell table:style-name="ce3" table:formula="of:=[.$B171]^([.$D$1])" office:value-type="float" office:value="0.394083126082829" calcext:value-type="float">
            <text:p>0,394083</text:p>
          </table:table-cell>
          <table:table-cell table:style-name="ce5" table:formula="of:=[.$C171]*[.$H$1]" office:value-type="float" office:value="25826.2376678382" calcext:value-type="float">
            <text:p>2582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table:formula="of:=[.A172]*(1/255)" office:value-type="float" office:value="0.658823529411765" calcext:value-type="float">
            <text:p>0,658824</text:p>
          </table:table-cell>
          <table:table-cell table:style-name="ce3" table:formula="of:=[.$B172]^([.$D$1])" office:value-type="float" office:value="0.399293299902674" calcext:value-type="float">
            <text:p>0,399293</text:p>
          </table:table-cell>
          <table:table-cell table:style-name="ce5" table:formula="of:=[.$C172]*[.$H$1]" office:value-type="float" office:value="26167.6864091218" calcext:value-type="float">
            <text:p>26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table:formula="of:=[.A173]*(1/255)" office:value-type="float" office:value="0.662745098039216" calcext:value-type="float">
            <text:p>0,662745</text:p>
          </table:table-cell>
          <table:table-cell table:style-name="ce3" table:formula="of:=[.$B173]^([.$D$1])" office:value-type="float" office:value="0.404540822567962" calcext:value-type="float">
            <text:p>0,404541</text:p>
          </table:table-cell>
          <table:table-cell table:style-name="ce5" table:formula="of:=[.$C173]*[.$H$1]" office:value-type="float" office:value="26511.5828069914" calcext:value-type="float">
            <text:p>2651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table:formula="of:=[.A174]*(1/255)" office:value-type="float" office:value="0.666666666666667" calcext:value-type="float">
            <text:p>0,666667</text:p>
          </table:table-cell>
          <table:table-cell table:style-name="ce3" table:formula="of:=[.$B174]^([.$D$1])" office:value-type="float" office:value="0.409825738436323" calcext:value-type="float">
            <text:p>0,409826</text:p>
          </table:table-cell>
          <table:table-cell table:style-name="ce5" table:formula="of:=[.$C174]*[.$H$1]" office:value-type="float" office:value="26857.9297684245" calcext:value-type="float">
            <text:p>2685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table:formula="of:=[.A175]*(1/255)" office:value-type="float" office:value="0.670588235294118" calcext:value-type="float">
            <text:p>0,670588</text:p>
          </table:table-cell>
          <table:table-cell table:style-name="ce3" table:formula="of:=[.$B175]^([.$D$1])" office:value-type="float" office:value="0.415148091655907" calcext:value-type="float">
            <text:p>0,415148</text:p>
          </table:table-cell>
          <table:table-cell table:style-name="ce5" table:formula="of:=[.$C175]*[.$H$1]" office:value-type="float" office:value="27206.7301866698" calcext:value-type="float">
            <text:p>2720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table:formula="of:=[.A176]*(1/255)" office:value-type="float" office:value="0.674509803921569" calcext:value-type="float">
            <text:p>0,674510</text:p>
          </table:table-cell>
          <table:table-cell table:style-name="ce3" table:formula="of:=[.$B176]^([.$D$1])" office:value-type="float" office:value="0.420507926167587" calcext:value-type="float">
            <text:p>0,420508</text:p>
          </table:table-cell>
          <table:table-cell table:style-name="ce5" table:formula="of:=[.$C176]*[.$H$1]" office:value-type="float" office:value="27557.9869413928" calcext:value-type="float">
            <text:p>2755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table:formula="of:=[.A177]*(1/255)" office:value-type="float" office:value="0.67843137254902" calcext:value-type="float">
            <text:p>0,678431</text:p>
          </table:table-cell>
          <table:table-cell table:style-name="ce3" table:formula="of:=[.$B177]^([.$D$1])" office:value-type="float" office:value="0.425905285707146" calcext:value-type="float">
            <text:p>0,425905</text:p>
          </table:table-cell>
          <table:table-cell table:style-name="ce5" table:formula="of:=[.$C177]*[.$H$1]" office:value-type="float" office:value="27911.7028988178" calcext:value-type="float">
            <text:p>2791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table:formula="of:=[.A178]*(1/255)" office:value-type="float" office:value="0.682352941176471" calcext:value-type="float">
            <text:p>0,682353</text:p>
          </table:table-cell>
          <table:table-cell table:style-name="ce3" table:formula="of:=[.$B178]^([.$D$1])" office:value-type="float" office:value="0.43134021380741" calcext:value-type="float">
            <text:p>0,431340</text:p>
          </table:table-cell>
          <table:table-cell table:style-name="ce5" table:formula="of:=[.$C178]*[.$H$1]" office:value-type="float" office:value="28267.8809118686" calcext:value-type="float">
            <text:p>2826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A179]*(1/255)" office:value-type="float" office:value="0.686274509803922" calcext:value-type="float">
            <text:p>0,686275</text:p>
          </table:table-cell>
          <table:table-cell table:style-name="ce3" table:formula="of:=[.$B179]^([.$D$1])" office:value-type="float" office:value="0.436812753800359" calcext:value-type="float">
            <text:p>0,436813</text:p>
          </table:table-cell>
          <table:table-cell table:style-name="ce5" table:formula="of:=[.$C179]*[.$H$1]" office:value-type="float" office:value="28626.5238203066" calcext:value-type="float">
            <text:p>28627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table:formula="of:=[.A180]*(1/255)" office:value-type="float" office:value="0.690196078431373" calcext:value-type="float">
            <text:p>0,690196</text:p>
          </table:table-cell>
          <table:table-cell table:style-name="ce3" table:formula="of:=[.$B180]^([.$D$1])" office:value-type="float" office:value="0.442322948819202" calcext:value-type="float">
            <text:p>0,442323</text:p>
          </table:table-cell>
          <table:table-cell table:style-name="ce5" table:formula="of:=[.$C180]*[.$H$1]" office:value-type="float" office:value="28987.6344508664" calcext:value-type="float">
            <text:p>28988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table:formula="of:=[.A181]*(1/255)" office:value-type="float" office:value="0.694117647058823" calcext:value-type="float">
            <text:p>0,694118</text:p>
          </table:table-cell>
          <table:table-cell table:style-name="ce3" table:formula="of:=[.$B181]^([.$D$1])" office:value-type="float" office:value="0.44787084180041" calcext:value-type="float">
            <text:p>0,447871</text:p>
          </table:table-cell>
          <table:table-cell table:style-name="ce5" table:formula="of:=[.$C181]*[.$H$1]" office:value-type="float" office:value="29351.2156173899" calcext:value-type="float">
            <text:p>2935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table:formula="of:=[.A182]*(1/255)" office:value-type="float" office:value="0.698039215686274" calcext:value-type="float">
            <text:p>0,698039</text:p>
          </table:table-cell>
          <table:table-cell table:style-name="ce3" table:formula="of:=[.$B182]^([.$D$1])" office:value-type="float" office:value="0.453456475485731" calcext:value-type="float">
            <text:p>0,453456</text:p>
          </table:table-cell>
          <table:table-cell table:style-name="ce5" table:formula="of:=[.$C182]*[.$H$1]" office:value-type="float" office:value="29717.2701209574" calcext:value-type="float">
            <text:p>2971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table:formula="of:=[.A183]*(1/255)" office:value-type="float" office:value="0.701960784313725" calcext:value-type="float">
            <text:p>0,701961</text:p>
          </table:table-cell>
          <table:table-cell table:style-name="ce3" table:formula="of:=[.$B183]^([.$D$1])" office:value-type="float" office:value="0.45907989242416" calcext:value-type="float">
            <text:p>0,459080</text:p>
          </table:table-cell>
          <table:table-cell table:style-name="ce5" table:formula="of:=[.$C183]*[.$H$1]" office:value-type="float" office:value="30085.8007500173" calcext:value-type="float">
            <text:p>3008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table:formula="of:=[.A184]*(1/255)" office:value-type="float" office:value="0.705882352941176" calcext:value-type="float">
            <text:p>0,705882</text:p>
          </table:table-cell>
          <table:table-cell table:style-name="ce3" table:formula="of:=[.$B184]^([.$D$1])" office:value-type="float" office:value="0.464741134973889" calcext:value-type="float">
            <text:p>0,464741</text:p>
          </table:table-cell>
          <table:table-cell table:style-name="ce5" table:formula="of:=[.$C184]*[.$H$1]" office:value-type="float" office:value="30456.8102805138" calcext:value-type="float">
            <text:p>3045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table:formula="of:=[.A185]*(1/255)" office:value-type="float" office:value="0.709803921568627" calcext:value-type="float">
            <text:p>0,709804</text:p>
          </table:table-cell>
          <table:table-cell table:style-name="ce3" table:formula="of:=[.$B185]^([.$D$1])" office:value-type="float" office:value="0.470440245304218" calcext:value-type="float">
            <text:p>0,470440</text:p>
          </table:table-cell>
          <table:table-cell table:style-name="ce5" table:formula="of:=[.$C185]*[.$H$1]" office:value-type="float" office:value="30830.301476012" calcext:value-type="float">
            <text:p>3083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table:formula="of:=[.A186]*(1/255)" office:value-type="float" office:value="0.713725490196078" calcext:value-type="float">
            <text:p>0,713725</text:p>
          </table:table-cell>
          <table:table-cell table:style-name="ce3" table:formula="of:=[.$B186]^([.$D$1])" office:value-type="float" office:value="0.47617726539744" calcext:value-type="float">
            <text:p>0,476177</text:p>
          </table:table-cell>
          <table:table-cell table:style-name="ce5" table:formula="of:=[.$C186]*[.$H$1]" office:value-type="float" office:value="31206.2770878212" calcext:value-type="float">
            <text:p>3120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table:formula="of:=[.A187]*(1/255)" office:value-type="float" office:value="0.717647058823529" calcext:value-type="float">
            <text:p>0,717647</text:p>
          </table:table-cell>
          <table:table-cell table:style-name="ce3" table:formula="of:=[.$B187]^([.$D$1])" office:value-type="float" office:value="0.481952237050698" calcext:value-type="float">
            <text:p>0,481952</text:p>
          </table:table-cell>
          <table:table-cell table:style-name="ce5" table:formula="of:=[.$C187]*[.$H$1]" office:value-type="float" office:value="31584.7398551175" calcext:value-type="float">
            <text:p>3158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table:formula="of:=[.A188]*(1/255)" office:value-type="float" office:value="0.72156862745098" calcext:value-type="float">
            <text:p>0,721569</text:p>
          </table:table-cell>
          <table:table-cell table:style-name="ce3" table:formula="of:=[.$B188]^([.$D$1])" office:value-type="float" office:value="0.487765201877811" calcext:value-type="float">
            <text:p>0,487765</text:p>
          </table:table-cell>
          <table:table-cell table:style-name="ce5" table:formula="of:=[.$C188]*[.$H$1]" office:value-type="float" office:value="31965.6925050623" calcext:value-type="float">
            <text:p>3196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table:formula="of:=[.A189]*(1/255)" office:value-type="float" office:value="0.725490196078431" calcext:value-type="float">
            <text:p>0,725490</text:p>
          </table:table-cell>
          <table:table-cell table:style-name="ce3" table:formula="of:=[.$B189]^([.$D$1])" office:value-type="float" office:value="0.493616201311074" calcext:value-type="float">
            <text:p>0,493616</text:p>
          </table:table-cell>
          <table:table-cell table:style-name="ce5" table:formula="of:=[.$C189]*[.$H$1]" office:value-type="float" office:value="32349.1377529212" calcext:value-type="float">
            <text:p>32349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table:formula="of:=[.A190]*(1/255)" office:value-type="float" office:value="0.729411764705882" calcext:value-type="float">
            <text:p>0,729412</text:p>
          </table:table-cell>
          <table:table-cell table:style-name="ce3" table:formula="of:=[.$B190]^([.$D$1])" office:value-type="float" office:value="0.49950527660303" calcext:value-type="float">
            <text:p>0,499505</text:p>
          </table:table-cell>
          <table:table-cell table:style-name="ce5" table:formula="of:=[.$C190]*[.$H$1]" office:value-type="float" office:value="32735.0783021796" calcext:value-type="float">
            <text:p>3273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table:formula="of:=[.A191]*(1/255)" office:value-type="float" office:value="0.733333333333333" calcext:value-type="float">
            <text:p>0,733333</text:p>
          </table:table-cell>
          <table:table-cell table:style-name="ce3" table:formula="of:=[.$B191]^([.$D$1])" office:value-type="float" office:value="0.505432468828216" calcext:value-type="float">
            <text:p>0,505432</text:p>
          </table:table-cell>
          <table:table-cell table:style-name="ce5" table:formula="of:=[.$C191]*[.$H$1]" office:value-type="float" office:value="33123.5168446571" calcext:value-type="float">
            <text:p>3312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table:formula="of:=[.A192]*(1/255)" office:value-type="float" office:value="0.737254901960784" calcext:value-type="float">
            <text:p>0,737255</text:p>
          </table:table-cell>
          <table:table-cell table:style-name="ce3" table:formula="of:=[.$B192]^([.$D$1])" office:value-type="float" office:value="0.511397818884879" calcext:value-type="float">
            <text:p>0,511398</text:p>
          </table:table-cell>
          <table:table-cell table:style-name="ce5" table:formula="of:=[.$C192]*[.$H$1]" office:value-type="float" office:value="33514.4560606206" calcext:value-type="float">
            <text:p>3351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table:formula="of:=[.A193]*(1/255)" office:value-type="float" office:value="0.741176470588235" calcext:value-type="float">
            <text:p>0,741176</text:p>
          </table:table-cell>
          <table:table-cell table:style-name="ce3" table:formula="of:=[.$B193]^([.$D$1])" office:value-type="float" office:value="0.517401367496673" calcext:value-type="float">
            <text:p>0,517401</text:p>
          </table:table-cell>
          <table:table-cell table:style-name="ce5" table:formula="of:=[.$C193]*[.$H$1]" office:value-type="float" office:value="33907.8986188945" calcext:value-type="float">
            <text:p>3390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table:formula="of:=[.A194]*(1/255)" office:value-type="float" office:value="0.745098039215686" calcext:value-type="float">
            <text:p>0,745098</text:p>
          </table:table-cell>
          <table:table-cell table:style-name="ce3" table:formula="of:=[.$B194]^([.$D$1])" office:value-type="float" office:value="0.523443155214325" calcext:value-type="float">
            <text:p>0,523443</text:p>
          </table:table-cell>
          <table:table-cell table:style-name="ce5" table:formula="of:=[.$C194]*[.$H$1]" office:value-type="float" office:value="34303.8471769708" calcext:value-type="float">
            <text:p>34304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table:formula="of:=[.A195]*(1/255)" office:value-type="float" office:value="0.749019607843137" calcext:value-type="float">
            <text:p>0,749020</text:p>
          </table:table-cell>
          <table:table-cell table:style-name="ce3" table:formula="of:=[.$B195]^([.$D$1])" office:value-type="float" office:value="0.529523222417277" calcext:value-type="float">
            <text:p>0,529523</text:p>
          </table:table-cell>
          <table:table-cell table:style-name="ce5" table:formula="of:=[.$C195]*[.$H$1]" office:value-type="float" office:value="34702.3043811163" calcext:value-type="float">
            <text:p>3470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table:formula="of:=[.A196]*(1/255)" office:value-type="float" office:value="0.752941176470588" calcext:value-type="float">
            <text:p>0,752941</text:p>
          </table:table-cell>
          <table:table-cell table:style-name="ce3" table:formula="of:=[.$B196]^([.$D$1])" office:value-type="float" office:value="0.535641609315311" calcext:value-type="float">
            <text:p>0,535642</text:p>
          </table:table-cell>
          <table:table-cell table:style-name="ce5" table:formula="of:=[.$C196]*[.$H$1]" office:value-type="float" office:value="35103.2728664789" calcext:value-type="float">
            <text:p>3510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table:formula="of:=[.A197]*(1/255)" office:value-type="float" office:value="0.756862745098039" calcext:value-type="float">
            <text:p>0,756863</text:p>
          </table:table-cell>
          <table:table-cell table:style-name="ce3" table:formula="of:=[.$B197]^([.$D$1])" office:value-type="float" office:value="0.541798355950137" calcext:value-type="float">
            <text:p>0,541798</text:p>
          </table:table-cell>
          <table:table-cell table:style-name="ce5" table:formula="of:=[.$C197]*[.$H$1]" office:value-type="float" office:value="35506.7552571922" calcext:value-type="float">
            <text:p>3550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table:formula="of:=[.A198]*(1/255)" office:value-type="float" office:value="0.76078431372549" calcext:value-type="float">
            <text:p>0,760784</text:p>
          </table:table-cell>
          <table:table-cell table:style-name="ce3" table:formula="of:=[.$B198]^([.$D$1])" office:value-type="float" office:value="0.547993502196972" calcext:value-type="float">
            <text:p>0,547994</text:p>
          </table:table-cell>
          <table:table-cell table:style-name="ce5" table:formula="of:=[.$C198]*[.$H$1]" office:value-type="float" office:value="35912.7541664786" calcext:value-type="float">
            <text:p>3591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table:formula="of:=[.A199]*(1/255)" office:value-type="float" office:value="0.764705882352941" calcext:value-type="float">
            <text:p>0,764706</text:p>
          </table:table-cell>
          <table:table-cell table:style-name="ce3" table:formula="of:=[.$B199]^([.$D$1])" office:value-type="float" office:value="0.554227087766085" calcext:value-type="float">
            <text:p>0,554227</text:p>
          </table:table-cell>
          <table:table-cell table:style-name="ce5" table:formula="of:=[.$C199]*[.$H$1]" office:value-type="float" office:value="36321.2721967504" calcext:value-type="float">
            <text:p>3632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table:formula="of:=[.A200]*(1/255)" office:value-type="float" office:value="0.768627450980392" calcext:value-type="float">
            <text:p>0,768627</text:p>
          </table:table-cell>
          <table:table-cell table:style-name="ce3" table:formula="of:=[.$B200]^([.$D$1])" office:value-type="float" office:value="0.560499152204328" calcext:value-type="float">
            <text:p>0,560499</text:p>
          </table:table-cell>
          <table:table-cell table:style-name="ce5" table:formula="of:=[.$C200]*[.$H$1]" office:value-type="float" office:value="36732.3119397106" calcext:value-type="float">
            <text:p>3673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table:formula="of:=[.A201]*(1/255)" office:value-type="float" office:value="0.772549019607843" calcext:value-type="float">
            <text:p>0,772549</text:p>
          </table:table-cell>
          <table:table-cell table:style-name="ce3" table:formula="of:=[.$B201]^([.$D$1])" office:value-type="float" office:value="0.566809734896638" calcext:value-type="float">
            <text:p>0,566810</text:p>
          </table:table-cell>
          <table:table-cell table:style-name="ce5" table:formula="of:=[.$C201]*[.$H$1]" office:value-type="float" office:value="37145.8759764512" calcext:value-type="float">
            <text:p>3714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A202]*(1/255)" office:value-type="float" office:value="0.776470588235294" calcext:value-type="float">
            <text:p>0,776471</text:p>
          </table:table-cell>
          <table:table-cell table:style-name="ce3" table:formula="of:=[.$B202]^([.$D$1])" office:value-type="float" office:value="0.573158875067523" calcext:value-type="float">
            <text:p>0,573159</text:p>
          </table:table-cell>
          <table:table-cell table:style-name="ce5" table:formula="of:=[.$C202]*[.$H$1]" office:value-type="float" office:value="37561.9668775501" calcext:value-type="float">
            <text:p>3756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table:formula="of:=[.A203]*(1/255)" office:value-type="float" office:value="0.780392156862745" calcext:value-type="float">
            <text:p>0,780392</text:p>
          </table:table-cell>
          <table:table-cell table:style-name="ce3" table:formula="of:=[.$B203]^([.$D$1])" office:value-type="float" office:value="0.579546611782525" calcext:value-type="float">
            <text:p>0,579547</text:p>
          </table:table-cell>
          <table:table-cell table:style-name="ce5" table:formula="of:=[.$C203]*[.$H$1]" office:value-type="float" office:value="37980.5872031678" calcext:value-type="float">
            <text:p>3798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table:formula="of:=[.A204]*(1/255)" office:value-type="float" office:value="0.784313725490196" calcext:value-type="float">
            <text:p>0,784314</text:p>
          </table:table-cell>
          <table:table-cell table:style-name="ce3" table:formula="of:=[.$B204]^([.$D$1])" office:value-type="float" office:value="0.585972983949661" calcext:value-type="float">
            <text:p>0,585973</text:p>
          </table:table-cell>
          <table:table-cell table:style-name="ce5" table:formula="of:=[.$C204]*[.$H$1]" office:value-type="float" office:value="38401.7395031411" calcext:value-type="float">
            <text:p>3840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table:formula="of:=[.A205]*(1/255)" office:value-type="float" office:value="0.788235294117647" calcext:value-type="float">
            <text:p>0,788235</text:p>
          </table:table-cell>
          <table:table-cell table:style-name="ce3" table:formula="of:=[.$B205]^([.$D$1])" office:value-type="float" office:value="0.592438030320847" calcext:value-type="float">
            <text:p>0,592438</text:p>
          </table:table-cell>
          <table:table-cell table:style-name="ce5" table:formula="of:=[.$C205]*[.$H$1]" office:value-type="float" office:value="38825.4263170767" calcext:value-type="float">
            <text:p>3882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table:formula="of:=[.A206]*(1/255)" office:value-type="float" office:value="0.792156862745098" calcext:value-type="float">
            <text:p>0,792157</text:p>
          </table:table-cell>
          <table:table-cell table:style-name="ce3" table:formula="of:=[.$B206]^([.$D$1])" office:value-type="float" office:value="0.598941789493296" calcext:value-type="float">
            <text:p>0,598942</text:p>
          </table:table-cell>
          <table:table-cell table:style-name="ce5" table:formula="of:=[.$C206]*[.$H$1]" office:value-type="float" office:value="39251.6501744431" calcext:value-type="float">
            <text:p>3925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table:formula="of:=[.A207]*(1/255)" office:value-type="float" office:value="0.796078431372549" calcext:value-type="float">
            <text:p>0,796078</text:p>
          </table:table-cell>
          <table:table-cell table:style-name="ce3" table:formula="of:=[.$B207]^([.$D$1])" office:value-type="float" office:value="0.605484299910907" calcext:value-type="float">
            <text:p>0,605484</text:p>
          </table:table-cell>
          <table:table-cell table:style-name="ce5" table:formula="of:=[.$C207]*[.$H$1]" office:value-type="float" office:value="39680.4135946613" calcext:value-type="float">
            <text:p>3968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table:formula="of:=[.A208]*(1/255)" office:value-type="float" office:value="0.8" calcext:value-type="float">
            <text:p>0,800000</text:p>
          </table:table-cell>
          <table:table-cell table:style-name="ce3" table:formula="of:=[.$B208]^([.$D$1])" office:value-type="float" office:value="0.612065599865624" calcext:value-type="float">
            <text:p>0,612066</text:p>
          </table:table-cell>
          <table:table-cell table:style-name="ce5" table:formula="of:=[.$C208]*[.$H$1]" office:value-type="float" office:value="40111.7190871937" calcext:value-type="float">
            <text:p>4011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A209]*(1/255)" office:value-type="float" office:value="0.803921568627451" calcext:value-type="float">
            <text:p>0,803922</text:p>
          </table:table-cell>
          <table:table-cell table:style-name="ce3" table:formula="of:=[.$B209]^([.$D$1])" office:value-type="float" office:value="0.61868572749878" calcext:value-type="float">
            <text:p>0,618686</text:p>
          </table:table-cell>
          <table:table-cell table:style-name="ce5" table:formula="of:=[.$C209]*[.$H$1]" office:value-type="float" office:value="40545.5691516325" calcext:value-type="float">
            <text:p>4054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table:formula="of:=[.A210]*(1/255)" office:value-type="float" office:value="0.807843137254902" calcext:value-type="float">
            <text:p>0,807843</text:p>
          </table:table-cell>
          <table:table-cell table:style-name="ce3" table:formula="of:=[.$B210]^([.$D$1])" office:value-type="float" office:value="0.625344720802427" calcext:value-type="float">
            <text:p>0,625345</text:p>
          </table:table-cell>
          <table:table-cell table:style-name="ce5" table:formula="of:=[.$C210]*[.$H$1]" office:value-type="float" office:value="40981.966277787" calcext:value-type="float">
            <text:p>4098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table:formula="of:=[.A211]*(1/255)" office:value-type="float" office:value="0.811764705882353" calcext:value-type="float">
            <text:p>0,811765</text:p>
          </table:table-cell>
          <table:table-cell table:style-name="ce3" table:formula="of:=[.$B211]^([.$D$1])" office:value-type="float" office:value="0.632042617620641" calcext:value-type="float">
            <text:p>0,632043</text:p>
          </table:table-cell>
          <table:table-cell table:style-name="ce5" table:formula="of:=[.$C211]*[.$H$1]" office:value-type="float" office:value="41420.9129457687" calcext:value-type="float">
            <text:p>4142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table:formula="of:=[.A212]*(1/255)" office:value-type="float" office:value="0.815686274509804" calcext:value-type="float">
            <text:p>0,815686</text:p>
          </table:table-cell>
          <table:table-cell table:style-name="ce3" table:formula="of:=[.$B212]^([.$D$1])" office:value-type="float" office:value="0.638779455650817" calcext:value-type="float">
            <text:p>0,638779</text:p>
          </table:table-cell>
          <table:table-cell table:style-name="ce5" table:formula="of:=[.$C212]*[.$H$1]" office:value-type="float" office:value="41862.4116260763" calcext:value-type="float">
            <text:p>4186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table:formula="of:=[.A213]*(1/255)" office:value-type="float" office:value="0.819607843137255" calcext:value-type="float">
            <text:p>0,819608</text:p>
          </table:table-cell>
          <table:table-cell table:style-name="ce3" table:formula="of:=[.$B213]^([.$D$1])" office:value-type="float" office:value="0.645555272444935" calcext:value-type="float">
            <text:p>0,645555</text:p>
          </table:table-cell>
          <table:table-cell table:style-name="ce5" table:formula="of:=[.$C213]*[.$H$1]" office:value-type="float" office:value="42306.4647796788" calcext:value-type="float">
            <text:p>4230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table:formula="of:=[.A214]*(1/255)" office:value-type="float" office:value="0.823529411764706" calcext:value-type="float">
            <text:p>0,823529</text:p>
          </table:table-cell>
          <table:table-cell table:style-name="ce3" table:formula="of:=[.$B214]^([.$D$1])" office:value-type="float" office:value="0.652370105410821" calcext:value-type="float">
            <text:p>0,652370</text:p>
          </table:table-cell>
          <table:table-cell table:style-name="ce5" table:formula="of:=[.$C214]*[.$H$1]" office:value-type="float" office:value="42753.0748580982" calcext:value-type="float">
            <text:p>4275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 table:formula="of:=[.A215]*(1/255)" office:value-type="float" office:value="0.827450980392157" calcext:value-type="float">
            <text:p>0,827451</text:p>
          </table:table-cell>
          <table:table-cell table:style-name="ce3" table:formula="of:=[.$B215]^([.$D$1])" office:value-type="float" office:value="0.659223991813387" calcext:value-type="float">
            <text:p>0,659224</text:p>
          </table:table-cell>
          <table:table-cell table:style-name="ce5" table:formula="of:=[.$C215]*[.$H$1]" office:value-type="float" office:value="43202.2443034903" calcext:value-type="float">
            <text:p>4320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table:formula="of:=[.A216]*(1/255)" office:value-type="float" office:value="0.831372549019608" calcext:value-type="float">
            <text:p>0,831373</text:p>
          </table:table-cell>
          <table:table-cell table:style-name="ce3" table:formula="of:=[.$B216]^([.$D$1])" office:value-type="float" office:value="0.666116968775851" calcext:value-type="float">
            <text:p>0,666117</text:p>
          </table:table-cell>
          <table:table-cell table:style-name="ce5" table:formula="of:=[.$C216]*[.$H$1]" office:value-type="float" office:value="43653.9755487254" calcext:value-type="float">
            <text:p>43654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table:formula="of:=[.A217]*(1/255)" office:value-type="float" office:value="0.835294117647059" calcext:value-type="float">
            <text:p>0,835294</text:p>
          </table:table-cell>
          <table:table-cell table:style-name="ce3" table:formula="of:=[.$B217]^([.$D$1])" office:value-type="float" office:value="0.673049073280942" calcext:value-type="float">
            <text:p>0,673049</text:p>
          </table:table-cell>
          <table:table-cell table:style-name="ce5" table:formula="of:=[.$C217]*[.$H$1]" office:value-type="float" office:value="44108.2710174665" calcext:value-type="float">
            <text:p>44108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table:formula="of:=[.A218]*(1/255)" office:value-type="float" office:value="0.83921568627451" calcext:value-type="float">
            <text:p>0,839216</text:p>
          </table:table-cell>
          <table:table-cell table:style-name="ce3" table:formula="of:=[.$B218]^([.$D$1])" office:value-type="float" office:value="0.680020342172095" calcext:value-type="float">
            <text:p>0,680020</text:p>
          </table:table-cell>
          <table:table-cell table:style-name="ce5" table:formula="of:=[.$C218]*[.$H$1]" office:value-type="float" office:value="44565.1331242483" calcext:value-type="float">
            <text:p>44565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table:formula="of:=[.A219]*(1/255)" office:value-type="float" office:value="0.843137254901961" calcext:value-type="float">
            <text:p>0,843137</text:p>
          </table:table-cell>
          <table:table-cell table:style-name="ce3" table:formula="of:=[.$B219]^([.$D$1])" office:value-type="float" office:value="0.687030812154625" calcext:value-type="float">
            <text:p>0,687031</text:p>
          </table:table-cell>
          <table:table-cell table:style-name="ce5" table:formula="of:=[.$C219]*[.$H$1]" office:value-type="float" office:value="45024.5642745533" calcext:value-type="float">
            <text:p>4502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table:formula="of:=[.A220]*(1/255)" office:value-type="float" office:value="0.847058823529412" calcext:value-type="float">
            <text:p>0,847059</text:p>
          </table:table-cell>
          <table:table-cell table:style-name="ce3" table:formula="of:=[.$B220]^([.$D$1])" office:value-type="float" office:value="0.694080519796882" calcext:value-type="float">
            <text:p>0,694081</text:p>
          </table:table-cell>
          <table:table-cell table:style-name="ce5" table:formula="of:=[.$C220]*[.$H$1]" office:value-type="float" office:value="45486.5668648887" calcext:value-type="float">
            <text:p>4548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table:formula="of:=[.A221]*(1/255)" office:value-type="float" office:value="0.850980392156863" calcext:value-type="float">
            <text:p>0,850980</text:p>
          </table:table-cell>
          <table:table-cell table:style-name="ce3" table:formula="of:=[.$B221]^([.$D$1])" office:value-type="float" office:value="0.701169501531402" calcext:value-type="float">
            <text:p>0,701170</text:p>
          </table:table-cell>
          <table:table-cell table:style-name="ce5" table:formula="of:=[.$C221]*[.$H$1]" office:value-type="float" office:value="45951.1432828604" calcext:value-type="float">
            <text:p>4595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" table:formula="of:=[.A222]*(1/255)" office:value-type="float" office:value="0.854901960784314" calcext:value-type="float">
            <text:p>0,854902</text:p>
          </table:table-cell>
          <table:table-cell table:style-name="ce3" table:formula="of:=[.$B222]^([.$D$1])" office:value-type="float" office:value="0.708297793656032" calcext:value-type="float">
            <text:p>0,708298</text:p>
          </table:table-cell>
          <table:table-cell table:style-name="ce5" table:formula="of:=[.$C222]*[.$H$1]" office:value-type="float" office:value="46418.2959072481" calcext:value-type="float">
            <text:p>464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" table:formula="of:=[.A223]*(1/255)" office:value-type="float" office:value="0.858823529411765" calcext:value-type="float">
            <text:p>0,858824</text:p>
          </table:table-cell>
          <table:table-cell table:style-name="ce3" table:formula="of:=[.$B223]^([.$D$1])" office:value-type="float" office:value="0.715465432335048" calcext:value-type="float">
            <text:p>0,715465</text:p>
          </table:table-cell>
          <table:table-cell table:style-name="ce5" table:formula="of:=[.$C223]*[.$H$1]" office:value-type="float" office:value="46888.0271080774" calcext:value-type="float">
            <text:p>4688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table:formula="of:=[.A224]*(1/255)" office:value-type="float" office:value="0.862745098039216" calcext:value-type="float">
            <text:p>0,862745</text:p>
          </table:table-cell>
          <table:table-cell table:style-name="ce3" table:formula="of:=[.$B224]^([.$D$1])" office:value-type="float" office:value="0.722672453600255" calcext:value-type="float">
            <text:p>0,722672</text:p>
          </table:table-cell>
          <table:table-cell table:style-name="ce5" table:formula="of:=[.$C224]*[.$H$1]" office:value-type="float" office:value="47360.3392466927" calcext:value-type="float">
            <text:p>4736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table:formula="of:=[.A225]*(1/255)" office:value-type="float" office:value="0.866666666666667" calcext:value-type="float">
            <text:p>0,866667</text:p>
          </table:table-cell>
          <table:table-cell table:style-name="ce3" table:formula="of:=[.$B225]^([.$D$1])" office:value-type="float" office:value="0.72991889335207" calcext:value-type="float">
            <text:p>0,729919</text:p>
          </table:table-cell>
          <table:table-cell table:style-name="ce5" table:formula="of:=[.$C225]*[.$H$1]" office:value-type="float" office:value="47835.2346758279" calcext:value-type="float">
            <text:p>4783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" table:formula="of:=[.A226]*(1/255)" office:value-type="float" office:value="0.870588235294118" calcext:value-type="float">
            <text:p>0,870588</text:p>
          </table:table-cell>
          <table:table-cell table:style-name="ce3" table:formula="of:=[.$B226]^([.$D$1])" office:value-type="float" office:value="0.737204787360605" calcext:value-type="float">
            <text:p>0,737205</text:p>
          </table:table-cell>
          <table:table-cell table:style-name="ce5" table:formula="of:=[.$C226]*[.$H$1]" office:value-type="float" office:value="48312.7157396773" calcext:value-type="float">
            <text:p>4831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" table:formula="of:=[.A227]*(1/255)" office:value-type="float" office:value="0.874509803921569" calcext:value-type="float">
            <text:p>0,874510</text:p>
          </table:table-cell>
          <table:table-cell table:style-name="ce3" table:formula="of:=[.$B227]^([.$D$1])" office:value-type="float" office:value="0.744530171266715" calcext:value-type="float">
            <text:p>0,744530</text:p>
          </table:table-cell>
          <table:table-cell table:style-name="ce5" table:formula="of:=[.$C227]*[.$H$1]" office:value-type="float" office:value="48792.7847739642" calcext:value-type="float">
            <text:p>4879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" table:formula="of:=[.A228]*(1/255)" office:value-type="float" office:value="0.87843137254902" calcext:value-type="float">
            <text:p>0,878431</text:p>
          </table:table-cell>
          <table:table-cell table:style-name="ce3" table:formula="of:=[.$B228]^([.$D$1])" office:value-type="float" office:value="0.751895080583051" calcext:value-type="float">
            <text:p>0,751895</text:p>
          </table:table-cell>
          <table:table-cell table:style-name="ce5" table:formula="of:=[.$C228]*[.$H$1]" office:value-type="float" office:value="49275.4441060102" calcext:value-type="float">
            <text:p>4927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table:formula="of:=[.A229]*(1/255)" office:value-type="float" office:value="0.882352941176471" calcext:value-type="float">
            <text:p>0,882353</text:p>
          </table:table-cell>
          <table:table-cell table:style-name="ce3" table:formula="of:=[.$B229]^([.$D$1])" office:value-type="float" office:value="0.759299550695091" calcext:value-type="float">
            <text:p>0,759300</text:p>
          </table:table-cell>
          <table:table-cell table:style-name="ce5" table:formula="of:=[.$C229]*[.$H$1]" office:value-type="float" office:value="49760.6960548028" calcext:value-type="float">
            <text:p>4976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" table:formula="of:=[.A230]*(1/255)" office:value-type="float" office:value="0.886274509803921" calcext:value-type="float">
            <text:p>0,886275</text:p>
          </table:table-cell>
          <table:table-cell table:style-name="ce3" table:formula="of:=[.$B230]^([.$D$1])" office:value-type="float" office:value="0.766743616862161" calcext:value-type="float">
            <text:p>0,766744</text:p>
          </table:table-cell>
          <table:table-cell table:style-name="ce5" table:formula="of:=[.$C230]*[.$H$1]" office:value-type="float" office:value="50248.5429310617" calcext:value-type="float">
            <text:p>5024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" table:formula="of:=[.A231]*(1/255)" office:value-type="float" office:value="0.890196078431372" calcext:value-type="float">
            <text:p>0,890196</text:p>
          </table:table-cell>
          <table:table-cell table:style-name="ce3" table:formula="of:=[.$B231]^([.$D$1])" office:value-type="float" office:value="0.774227314218442" calcext:value-type="float">
            <text:p>0,774227</text:p>
          </table:table-cell>
          <table:table-cell table:style-name="ce5" table:formula="of:=[.$C231]*[.$H$1]" office:value-type="float" office:value="50738.9870373056" calcext:value-type="float">
            <text:p>50739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" table:formula="of:=[.A232]*(1/255)" office:value-type="float" office:value="0.894117647058823" calcext:value-type="float">
            <text:p>0,894118</text:p>
          </table:table-cell>
          <table:table-cell table:style-name="ce3" table:formula="of:=[.$B232]^([.$D$1])" office:value-type="float" office:value="0.781750677773962" calcext:value-type="float">
            <text:p>0,781751</text:p>
          </table:table-cell>
          <table:table-cell table:style-name="ce5" table:formula="of:=[.$C232]*[.$H$1]" office:value-type="float" office:value="51232.0306679166" calcext:value-type="float">
            <text:p>5123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" table:formula="of:=[.A233]*(1/255)" office:value-type="float" office:value="0.898039215686275" calcext:value-type="float">
            <text:p>0,898039</text:p>
          </table:table-cell>
          <table:table-cell table:style-name="ce3" table:formula="of:=[.$B233]^([.$D$1])" office:value-type="float" office:value="0.789313742415586" calcext:value-type="float">
            <text:p>0,789314</text:p>
          </table:table-cell>
          <table:table-cell table:style-name="ce5" table:formula="of:=[.$C233]*[.$H$1]" office:value-type="float" office:value="51727.6761092054" calcext:value-type="float">
            <text:p>5172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table:formula="of:=[.A234]*(1/255)" office:value-type="float" office:value="0.901960784313726" calcext:value-type="float">
            <text:p>0,901961</text:p>
          </table:table-cell>
          <table:table-cell table:style-name="ce3" table:formula="of:=[.$B234]^([.$D$1])" office:value-type="float" office:value="0.796916542907978" calcext:value-type="float">
            <text:p>0,796917</text:p>
          </table:table-cell>
          <table:table-cell table:style-name="ce5" table:formula="of:=[.$C234]*[.$H$1]" office:value-type="float" office:value="52225.9256394743" calcext:value-type="float">
            <text:p>5222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" table:formula="of:=[.A235]*(1/255)" office:value-type="float" office:value="0.905882352941176" calcext:value-type="float">
            <text:p>0,905882</text:p>
          </table:table-cell>
          <table:table-cell table:style-name="ce3" table:formula="of:=[.$B235]^([.$D$1])" office:value-type="float" office:value="0.804559113894567" calcext:value-type="float">
            <text:p>0,804559</text:p>
          </table:table-cell>
          <table:table-cell table:style-name="ce5" table:formula="of:=[.$C235]*[.$H$1]" office:value-type="float" office:value="52726.7815290804" calcext:value-type="float">
            <text:p>5272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table:formula="of:=[.A236]*(1/255)" office:value-type="float" office:value="0.909803921568627" calcext:value-type="float">
            <text:p>0,909804</text:p>
          </table:table-cell>
          <table:table-cell table:style-name="ce3" table:formula="of:=[.$B236]^([.$D$1])" office:value-type="float" office:value="0.812241489898489" calcext:value-type="float">
            <text:p>0,812241</text:p>
          </table:table-cell>
          <table:table-cell table:style-name="ce5" table:formula="of:=[.$C236]*[.$H$1]" office:value-type="float" office:value="53230.2460404975" calcext:value-type="float">
            <text:p>5323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" table:formula="of:=[.A237]*(1/255)" office:value-type="float" office:value="0.913725490196078" calcext:value-type="float">
            <text:p>0,913725</text:p>
          </table:table-cell>
          <table:table-cell table:style-name="ce3" table:formula="of:=[.$B237]^([.$D$1])" office:value-type="float" office:value="0.819963705323528" calcext:value-type="float">
            <text:p>0,819964</text:p>
          </table:table-cell>
          <table:table-cell table:style-name="ce5" table:formula="of:=[.$C237]*[.$H$1]" office:value-type="float" office:value="53736.3214283774" calcext:value-type="float">
            <text:p>5373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" table:formula="of:=[.A238]*(1/255)" office:value-type="float" office:value="0.917647058823529" calcext:value-type="float">
            <text:p>0,917647</text:p>
          </table:table-cell>
          <table:table-cell table:style-name="ce3" table:formula="of:=[.$B238]^([.$D$1])" office:value-type="float" office:value="0.827725794455034" calcext:value-type="float">
            <text:p>0,827726</text:p>
          </table:table-cell>
          <table:table-cell table:style-name="ce5" table:formula="of:=[.$C238]*[.$H$1]" office:value-type="float" office:value="54245.0099396106" calcext:value-type="float">
            <text:p>54245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table:formula="of:=[.A239]*(1/255)" office:value-type="float" office:value="0.92156862745098" calcext:value-type="float">
            <text:p>0,921569</text:p>
          </table:table-cell>
          <table:table-cell table:style-name="ce3" table:formula="of:=[.$B239]^([.$D$1])" office:value-type="float" office:value="0.835527791460841" calcext:value-type="float">
            <text:p>0,835528</text:p>
          </table:table-cell>
          <table:table-cell table:style-name="ce5" table:formula="of:=[.$C239]*[.$H$1]" office:value-type="float" office:value="54756.3138133862" calcext:value-type="float">
            <text:p>5475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" table:formula="of:=[.A240]*(1/255)" office:value-type="float" office:value="0.925490196078431" calcext:value-type="float">
            <text:p>0,925490</text:p>
          </table:table-cell>
          <table:table-cell table:style-name="ce3" table:formula="of:=[.$B240]^([.$D$1])" office:value-type="float" office:value="0.843369730392169" calcext:value-type="float">
            <text:p>0,843370</text:p>
          </table:table-cell>
          <table:table-cell table:style-name="ce5" table:formula="of:=[.$C240]*[.$H$1]" office:value-type="float" office:value="55270.2352812508" calcext:value-type="float">
            <text:p>5527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" table:formula="of:=[.A241]*(1/255)" office:value-type="float" office:value="0.929411764705882" calcext:value-type="float">
            <text:p>0,929412</text:p>
          </table:table-cell>
          <table:table-cell table:style-name="ce3" table:formula="of:=[.$B241]^([.$D$1])" office:value-type="float" office:value="0.851251645184515" calcext:value-type="float">
            <text:p>0,851252</text:p>
          </table:table-cell>
          <table:table-cell table:style-name="ce5" table:formula="of:=[.$C241]*[.$H$1]" office:value-type="float" office:value="55786.7765671672" calcext:value-type="float">
            <text:p>5578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table:formula="of:=[.A242]*(1/255)" office:value-type="float" office:value="0.933333333333333" calcext:value-type="float">
            <text:p>0,933333</text:p>
          </table:table-cell>
          <table:table-cell table:style-name="ce3" table:formula="of:=[.$B242]^([.$D$1])" office:value-type="float" office:value="0.859173569658532" calcext:value-type="float">
            <text:p>0,859174</text:p>
          </table:table-cell>
          <table:table-cell table:style-name="ce5" table:formula="of:=[.$C242]*[.$H$1]" office:value-type="float" office:value="56305.9398875719" calcext:value-type="float">
            <text:p>5630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table:formula="of:=[.A243]*(1/255)" office:value-type="float" office:value="0.937254901960784" calcext:value-type="float">
            <text:p>0,937255</text:p>
          </table:table-cell>
          <table:table-cell table:style-name="ce3" table:formula="of:=[.$B243]^([.$D$1])" office:value-type="float" office:value="0.867135537520905" calcext:value-type="float">
            <text:p>0,867136</text:p>
          </table:table-cell>
          <table:table-cell table:style-name="ce5" table:formula="of:=[.$C243]*[.$H$1]" office:value-type="float" office:value="56827.7274514325" calcext:value-type="float">
            <text:p>56828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table:formula="of:=[.A244]*(1/255)" office:value-type="float" office:value="0.941176470588235" calcext:value-type="float">
            <text:p>0,941176</text:p>
          </table:table-cell>
          <table:table-cell table:style-name="ce3" table:formula="of:=[.$B244]^([.$D$1])" office:value-type="float" office:value="0.875137582365205" calcext:value-type="float">
            <text:p>0,875138</text:p>
          </table:table-cell>
          <table:table-cell table:style-name="ce5" table:formula="of:=[.$C244]*[.$H$1]" office:value-type="float" office:value="57352.1414603037" calcext:value-type="float">
            <text:p>5735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" table:formula="of:=[.A245]*(1/255)" office:value-type="float" office:value="0.945098039215686" calcext:value-type="float">
            <text:p>0,945098</text:p>
          </table:table-cell>
          <table:table-cell table:style-name="ce3" table:formula="of:=[.$B245]^([.$D$1])" office:value-type="float" office:value="0.883179737672745" calcext:value-type="float">
            <text:p>0,883180</text:p>
          </table:table-cell>
          <table:table-cell table:style-name="ce5" table:formula="of:=[.$C245]*[.$H$1]" office:value-type="float" office:value="57879.1841083834" calcext:value-type="float">
            <text:p>57879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" table:formula="of:=[.A246]*(1/255)" office:value-type="float" office:value="0.949019607843137" calcext:value-type="float">
            <text:p>0,949020</text:p>
          </table:table-cell>
          <table:table-cell table:style-name="ce3" table:formula="of:=[.$B246]^([.$D$1])" office:value-type="float" office:value="0.891262036813419" calcext:value-type="float">
            <text:p>0,891262</text:p>
          </table:table-cell>
          <table:table-cell table:style-name="ce5" table:formula="of:=[.$C246]*[.$H$1]" office:value-type="float" office:value="58408.8575825674" calcext:value-type="float">
            <text:p>58409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" table:formula="of:=[.A247]*(1/255)" office:value-type="float" office:value="0.952941176470588" calcext:value-type="float">
            <text:p>0,952941</text:p>
          </table:table-cell>
          <table:table-cell table:style-name="ce3" table:formula="of:=[.$B247]^([.$D$1])" office:value-type="float" office:value="0.899384513046529" calcext:value-type="float">
            <text:p>0,899385</text:p>
          </table:table-cell>
          <table:table-cell table:style-name="ce5" table:formula="of:=[.$C247]*[.$H$1]" office:value-type="float" office:value="58941.1640625043" calcext:value-type="float">
            <text:p>5894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" table:formula="of:=[.A248]*(1/255)" office:value-type="float" office:value="0.956862745098039" calcext:value-type="float">
            <text:p>0,956863</text:p>
          </table:table-cell>
          <table:table-cell table:style-name="ce3" table:formula="of:=[.$B248]^([.$D$1])" office:value-type="float" office:value="0.907547199521614" calcext:value-type="float">
            <text:p>0,907547</text:p>
          </table:table-cell>
          <table:table-cell table:style-name="ce5" table:formula="of:=[.$C248]*[.$H$1]" office:value-type="float" office:value="59476.105720649" calcext:value-type="float">
            <text:p>5947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table:formula="of:=[.A249]*(1/255)" office:value-type="float" office:value="0.96078431372549" calcext:value-type="float">
            <text:p>0,960784</text:p>
          </table:table-cell>
          <table:table-cell table:style-name="ce3" table:formula="of:=[.$B249]^([.$D$1])" office:value-type="float" office:value="0.915750129279253" calcext:value-type="float">
            <text:p>0,915750</text:p>
          </table:table-cell>
          <table:table-cell table:style-name="ce5" table:formula="of:=[.$C249]*[.$H$1]" office:value-type="float" office:value="60013.6847223158" calcext:value-type="float">
            <text:p>6001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table:formula="of:=[.A250]*(1/255)" office:value-type="float" office:value="0.964705882352941" calcext:value-type="float">
            <text:p>0,964706</text:p>
          </table:table-cell>
          <table:table-cell table:style-name="ce3" table:formula="of:=[.$B250]^([.$D$1])" office:value-type="float" office:value="0.923993335251873" calcext:value-type="float">
            <text:p>0,923993</text:p>
          </table:table-cell>
          <table:table-cell table:style-name="ce5" table:formula="of:=[.$C250]*[.$H$1]" office:value-type="float" office:value="60553.9032257315" calcext:value-type="float">
            <text:p>60554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table:formula="of:=[.A251]*(1/255)" office:value-type="float" office:value="0.968627450980392" calcext:value-type="float">
            <text:p>0,968627</text:p>
          </table:table-cell>
          <table:table-cell table:style-name="ce3" table:formula="of:=[.$B251]^([.$D$1])" office:value-type="float" office:value="0.932276850264543" calcext:value-type="float">
            <text:p>0,932277</text:p>
          </table:table-cell>
          <table:table-cell table:style-name="ce5" table:formula="of:=[.$C251]*[.$H$1]" office:value-type="float" office:value="61096.7633820868" calcext:value-type="float">
            <text:p>6109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" table:formula="of:=[.A252]*(1/255)" office:value-type="float" office:value="0.972549019607843" calcext:value-type="float">
            <text:p>0,972549</text:p>
          </table:table-cell>
          <table:table-cell table:style-name="ce3" table:formula="of:=[.$B252]^([.$D$1])" office:value-type="float" office:value="0.940600707035753" calcext:value-type="float">
            <text:p>0,940601</text:p>
          </table:table-cell>
          <table:table-cell table:style-name="ce5" table:formula="of:=[.$C252]*[.$H$1]" office:value-type="float" office:value="61642.2673355881" calcext:value-type="float">
            <text:p>6164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" table:formula="of:=[.A253]*(1/255)" office:value-type="float" office:value="0.976470588235294" calcext:value-type="float">
            <text:p>0,976471</text:p>
          </table:table-cell>
          <table:table-cell table:style-name="ce3" table:formula="of:=[.$B253]^([.$D$1])" office:value-type="float" office:value="0.948964938178195" calcext:value-type="float">
            <text:p>0,948965</text:p>
          </table:table-cell>
          <table:table-cell table:style-name="ce5" table:formula="of:=[.$C253]*[.$H$1]" office:value-type="float" office:value="62190.417223508" calcext:value-type="float">
            <text:p>6219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table:formula="of:=[.A254]*(1/255)" office:value-type="float" office:value="0.980392156862745" calcext:value-type="float">
            <text:p>0,980392</text:p>
          </table:table-cell>
          <table:table-cell table:style-name="ce3" table:formula="of:=[.$B254]^([.$D$1])" office:value-type="float" office:value="0.957369576199527" calcext:value-type="float">
            <text:p>0,957370</text:p>
          </table:table-cell>
          <table:table-cell table:style-name="ce5" table:formula="of:=[.$C254]*[.$H$1]" office:value-type="float" office:value="62741.215176236" calcext:value-type="float">
            <text:p>6274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" table:formula="of:=[.A255]*(1/255)" office:value-type="float" office:value="0.984313725490196" calcext:value-type="float">
            <text:p>0,984314</text:p>
          </table:table-cell>
          <table:table-cell table:style-name="ce3" table:formula="of:=[.$B255]^([.$D$1])" office:value-type="float" office:value="0.96581465350313" calcext:value-type="float">
            <text:p>0,965815</text:p>
          </table:table-cell>
          <table:table-cell table:style-name="ce5" table:formula="of:=[.$C255]*[.$H$1]" office:value-type="float" office:value="63294.6633173276" calcext:value-type="float">
            <text:p>6329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" table:formula="of:=[.A256]*(1/255)" office:value-type="float" office:value="0.988235294117647" calcext:value-type="float">
            <text:p>0,988235</text:p>
          </table:table-cell>
          <table:table-cell table:style-name="ce3" table:formula="of:=[.$B256]^([.$D$1])" office:value-type="float" office:value="0.974300202388861" calcext:value-type="float">
            <text:p>0,974300</text:p>
          </table:table-cell>
          <table:table-cell table:style-name="ce5" table:formula="of:=[.$C256]*[.$H$1]" office:value-type="float" office:value="63850.763763554" calcext:value-type="float">
            <text:p>6385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table:formula="of:=[.A257]*(1/255)" office:value-type="float" office:value="0.992156862745098" calcext:value-type="float">
            <text:p>0,992157</text:p>
          </table:table-cell>
          <table:table-cell table:style-name="ce3" table:formula="of:=[.$B257]^([.$D$1])" office:value-type="float" office:value="0.982826255053791" calcext:value-type="float">
            <text:p>0,982826</text:p>
          </table:table-cell>
          <table:table-cell table:style-name="ce5" table:formula="of:=[.$C257]*[.$H$1]" office:value-type="float" office:value="64409.5186249502" calcext:value-type="float">
            <text:p>6441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" table:formula="of:=[.A258]*(1/255)" office:value-type="float" office:value="0.996078431372549" calcext:value-type="float">
            <text:p>0,996078</text:p>
          </table:table-cell>
          <table:table-cell table:style-name="ce3" table:formula="of:=[.$B258]^([.$D$1])" office:value-type="float" office:value="0.99139284359294" calcext:value-type="float">
            <text:p>0,991393</text:p>
          </table:table-cell>
          <table:table-cell table:style-name="ce5" table:formula="of:=[.$C258]*[.$H$1]" office:value-type="float" office:value="64970.9300048633" calcext:value-type="float">
            <text:p>6497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table:formula="of:=[.A259]*(1/255)" office:value-type="float" office:value="1" calcext:value-type="float">
            <text:p>1,000000</text:p>
          </table:table-cell>
          <table:table-cell table:style-name="ce3" table:formula="of:=[.$B259]^([.$D$1])" office:value-type="float" office:value="1" calcext:value-type="float">
            <text:p>1,000000</text:p>
          </table:table-cell>
          <table:table-cell table:style-name="ce5" table:formula="of:=[.$C259]*[.$H$1]" office:value-type="float" office:value="65535" calcext:value-type="float">
            <text:p>65535</text:p>
          </table:table-cell>
          <table:table-cell table:number-columns-repeated="4"/>
        </table:table-row>
        <table:table-row table:style-name="ro1" table:number-rows-repeated="104831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Zapf</meta:initial-creator>
    <meta:creation-date>2015-06-02T11:01:14.146377981</meta:creation-date>
    <dc:date>2015-06-02T11:10:25.541802071</dc:date>
    <dc:creator>Michael Zapf</dc:creator>
    <meta:editing-duration>P0D</meta:editing-duration>
    <meta:editing-cycles>1</meta:editing-cycles>
    <meta:document-statistic meta:table-count="1" meta:cell-count="1034" meta:object-count="0"/>
    <meta:generator>LibreOffice/4.2.8.2$Linux_X86_64 LibreOffice_project/420m0$Build-2</meta:generator>
  </office:meta>
</office:document-meta>
</file>